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eXsE" svg:font-family="eXsE" style:font-pitch="variable"/>
    <style:font-face style:name="essio" svg:font-family="essio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4.3604in" table:align="left"/>
    </style:style>
    <style:style style:name="Table3.A" style:family="table-column">
      <style:table-column-properties style:column-width="0.2465in"/>
    </style:style>
    <style:style style:name="Table3.B" style:family="table-column">
      <style:table-column-properties style:column-width="0.6229in"/>
    </style:style>
    <style:style style:name="Table3.C" style:family="table-column">
      <style:table-column-properties style:column-width="0.2528in"/>
    </style:style>
    <style:style style:name="Table3.D" style:family="table-column">
      <style:table-column-properties style:column-width="0.666in"/>
    </style:style>
    <style:style style:name="Table3.E" style:family="table-column">
      <style:table-column-properties style:column-width="0.2479in"/>
    </style:style>
    <style:style style:name="Table3.F" style:family="table-column">
      <style:table-column-properties style:column-width="0.5861in"/>
    </style:style>
    <style:style style:name="Table3.H" style:family="table-column">
      <style:table-column-properties style:column-width="0.7556in"/>
    </style:style>
    <style:style style:name="Table3.I" style:family="table-column">
      <style:table-column-properties style:column-width="0.2521in"/>
    </style:style>
    <style:style style:name="Table3.J" style:family="table-column">
      <style:table-column-properties style:column-width="0.4778in"/>
    </style:style>
    <style:style style:name="Table3.A1" style:family="table-cell">
      <style:table-cell-properties fo:background-color="transparent" fo:padding="0.0382in" fo:border="none">
        <style:background-image/>
      </style:table-cell-properties>
    </style:style>
    <style:style style:name="Table5" style:family="table">
      <style:table-properties style:width="3.4382in" table:align="left"/>
    </style:style>
    <style:style style:name="Table5.A" style:family="table-column">
      <style:table-column-properties style:column-width="0.259in"/>
    </style:style>
    <style:style style:name="Table5.B" style:family="table-column">
      <style:table-column-properties style:column-width="0.4215in"/>
    </style:style>
    <style:style style:name="Table5.C" style:family="table-column">
      <style:table-column-properties style:column-width="0.2639in"/>
    </style:style>
    <style:style style:name="Table5.D" style:family="table-column">
      <style:table-column-properties style:column-width="0.4264in"/>
    </style:style>
    <style:style style:name="Table5.E" style:family="table-column">
      <style:table-column-properties style:column-width="0.2583in"/>
    </style:style>
    <style:style style:name="Table5.F" style:family="table-column">
      <style:table-column-properties style:column-width="0.4208in"/>
    </style:style>
    <style:style style:name="Table5.I" style:family="table-column">
      <style:table-column-properties style:column-width="0.2632in"/>
    </style:style>
    <style:style style:name="Table5.J" style:family="table-column">
      <style:table-column-properties style:column-width="0.4347in"/>
    </style:style>
    <style:style style:name="Table5.A1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4.8063in" table:align="left"/>
    </style:style>
    <style:style style:name="Table2.A" style:family="table-column">
      <style:table-column-properties style:column-width="1.0056in"/>
    </style:style>
    <style:style style:name="Table2.B" style:family="table-column">
      <style:table-column-properties style:column-width="0.8375in"/>
    </style:style>
    <style:style style:name="Table2.C" style:family="table-column">
      <style:table-column-properties style:column-width="0.9215in"/>
    </style:style>
    <style:style style:name="Table2.D" style:family="table-column">
      <style:table-column-properties style:column-width="2.0417in"/>
    </style:style>
    <style:style style:name="Table2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" fo:padding="0.0382in" fo:border="0.05pt solid #000000"/>
    </style:style>
    <style:style style:name="Table2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4778in" table:align="left"/>
    </style:style>
    <style:style style:name="Table1.A" style:family="table-column">
      <style:table-column-properties style:column-width="0.2583in"/>
    </style:style>
    <style:style style:name="Table1.B" style:family="table-column">
      <style:table-column-properties style:column-width="0.2507in"/>
    </style:style>
    <style:style style:name="Table1.C" style:family="table-column">
      <style:table-column-properties style:column-width="0.2326in"/>
    </style:style>
    <style:style style:name="Table1.E" style:family="table-column">
      <style:table-column-properties style:column-width="0.2639in"/>
    </style:style>
    <style:style style:name="Table1.G" style:family="table-column">
      <style:table-column-properties style:column-width="0.2653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5.4403in" table:align="left"/>
    </style:style>
    <style:style style:name="Table8.A" style:family="table-column">
      <style:table-column-properties style:column-width="0.3951in"/>
    </style:style>
    <style:style style:name="Table8.B" style:family="table-column">
      <style:table-column-properties style:column-width="1.0611in"/>
    </style:style>
    <style:style style:name="Table8.C" style:family="table-column">
      <style:table-column-properties style:column-width="0.3986in"/>
    </style:style>
    <style:style style:name="Table8.D" style:family="table-column">
      <style:table-column-properties style:column-width="0.9201in"/>
    </style:style>
    <style:style style:name="Table8.E" style:family="table-column">
      <style:table-column-properties style:column-width="0.3965in"/>
    </style:style>
    <style:style style:name="Table8.F" style:family="table-column">
      <style:table-column-properties style:column-width="0.9299in"/>
    </style:style>
    <style:style style:name="Table8.G" style:family="table-column">
      <style:table-column-properties style:column-width="0.3924in"/>
    </style:style>
    <style:style style:name="Table8.H" style:family="table-column">
      <style:table-column-properties style:column-width="0.9465in"/>
    </style:style>
    <style:style style:name="Table8.A1" style:family="table-cell">
      <style:table-cell-properties fo:background-color="transparent" fo:padding="0.0382in" fo:border="none">
        <style:background-image/>
      </style:table-cell-properties>
    </style:style>
    <style:style style:name="Table6" style:family="table">
      <style:table-properties style:width="4.6958in" table:align="left"/>
    </style:style>
    <style:style style:name="Table6.A" style:family="table-column">
      <style:table-column-properties style:column-width="0.3958in"/>
    </style:style>
    <style:style style:name="Table6.B" style:family="table-column">
      <style:table-column-properties style:column-width="0.5986in"/>
    </style:style>
    <style:style style:name="Table6.C" style:family="table-column">
      <style:table-column-properties style:column-width="0.3924in"/>
    </style:style>
    <style:style style:name="Table6.D" style:family="table-column">
      <style:table-column-properties style:column-width="0.4938in"/>
    </style:style>
    <style:style style:name="Table6.E" style:family="table-column">
      <style:table-column-properties style:column-width="0.2729in"/>
    </style:style>
    <style:style style:name="Table6.F" style:family="table-column">
      <style:table-column-properties style:column-width="0.709in"/>
    </style:style>
    <style:style style:name="Table6.H" style:family="table-column">
      <style:table-column-properties style:column-width="0.6368in"/>
    </style:style>
    <style:style style:name="Table6.I" style:family="table-column">
      <style:table-column-properties style:column-width="0.3889in"/>
    </style:style>
    <style:style style:name="Table6.J" style:family="table-column">
      <style:table-column-properties style:column-width="0.5347in"/>
    </style:style>
    <style:style style:name="Table6.A1" style:family="table-cell">
      <style:table-cell-properties fo:padding="0.0382in" fo:border="none"/>
    </style:style>
    <style:style style:name="Table4" style:family="table">
      <style:table-properties style:width="3.0632in" table:align="left"/>
    </style:style>
    <style:style style:name="Table4.A" style:family="table-column">
      <style:table-column-properties style:column-width="0.3771in"/>
    </style:style>
    <style:style style:name="Table4.B" style:family="table-column">
      <style:table-column-properties style:column-width="0.6708in"/>
    </style:style>
    <style:style style:name="Table4.D" style:family="table-column">
      <style:table-column-properties style:column-width="0.6583in"/>
    </style:style>
    <style:style style:name="Table4.E" style:family="table-column">
      <style:table-column-properties style:column-width="0.4007in"/>
    </style:style>
    <style:style style:name="Table4.F" style:family="table-column">
      <style:table-column-properties style:column-width="0.5792in"/>
    </style:style>
    <style:style style:name="Table4.A1" style:family="table-cell">
      <style:table-cell-properties fo:padding="0.0382in" fo:border="none"/>
    </style:style>
    <style:style style:name="P1" style:family="paragraph" style:parent-style-name="Standard">
      <style:text-properties style:font-name="essio" fo:font-size="16pt" officeooo:rsid="0004f4f5" officeooo:paragraph-rsid="005cc315" style:font-size-asian="16pt" style:font-size-complex="16pt"/>
    </style:style>
    <style:style style:name="P2" style:family="paragraph" style:parent-style-name="Standard">
      <style:text-properties style:font-name="essio" fo:font-size="16pt" officeooo:rsid="0145959a" officeooo:paragraph-rsid="01dbe58e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essio" fo:font-size="16pt" officeooo:rsid="00a0220c" officeooo:paragraph-rsid="00a0220c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essio" fo:font-size="16pt" officeooo:rsid="00a0220c" officeooo:paragraph-rsid="014b0132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essio" fo:font-size="16pt" officeooo:rsid="0149910e" officeooo:paragraph-rsid="0149910e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essio" fo:font-size="16pt" officeooo:rsid="01d41cd1" officeooo:paragraph-rsid="01d41cd1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essio" fo:font-size="16pt" officeooo:rsid="00d1254b" officeooo:paragraph-rsid="00d1254b" style:font-size-asian="16pt" style:font-size-complex="16pt"/>
    </style:style>
    <style:style style:name="P8" style:family="paragraph" style:parent-style-name="Standard">
      <style:text-properties style:font-name="essio" fo:font-size="16pt" officeooo:rsid="010a3485" officeooo:paragraph-rsid="010a3485" style:font-size-asian="16pt" style:font-size-complex="16pt"/>
    </style:style>
    <style:style style:name="P9" style:family="paragraph" style:parent-style-name="Standard">
      <style:text-properties style:font-name="essio" fo:font-size="16pt" officeooo:rsid="00560f70" officeooo:paragraph-rsid="028e8998" style:font-size-asian="16pt" style:font-size-complex="16pt"/>
    </style:style>
    <style:style style:name="P10" style:family="paragraph" style:parent-style-name="Standard">
      <style:text-properties style:font-name="essio" fo:font-size="16pt" officeooo:rsid="02291ca5" officeooo:paragraph-rsid="028e8998" style:font-size-asian="16pt" style:font-size-complex="16pt"/>
    </style:style>
    <style:style style:name="P11" style:family="paragraph" style:parent-style-name="Standard">
      <style:text-properties style:font-name="essio" fo:font-size="16pt" officeooo:rsid="003f3562" officeooo:paragraph-rsid="01a08757" style:font-size-asian="16pt" style:font-size-complex="16pt"/>
    </style:style>
    <style:style style:name="P12" style:family="paragraph" style:parent-style-name="Standard">
      <style:text-properties style:font-name="essio" fo:font-size="16pt" officeooo:rsid="013757b2" officeooo:paragraph-rsid="03a24c74" style:font-size-asian="16pt" style:font-size-complex="16pt"/>
    </style:style>
    <style:style style:name="P13" style:family="paragraph" style:parent-style-name="Standard">
      <style:text-properties style:font-name="essio" fo:font-size="16pt" officeooo:rsid="01699dff" officeooo:paragraph-rsid="03a9b498" style:font-size-asian="16pt" style:font-size-complex="16pt"/>
    </style:style>
    <style:style style:name="P14" style:family="paragraph" style:parent-style-name="Standard">
      <style:text-properties style:font-name="essio" fo:font-size="16pt" officeooo:rsid="03a79e6e" officeooo:paragraph-rsid="03a79e6e" style:font-size-asian="16pt" style:font-size-complex="16pt"/>
    </style:style>
    <style:style style:name="P15" style:family="paragraph" style:parent-style-name="Standard">
      <style:text-properties style:font-name="essio" fo:font-size="16pt" officeooo:rsid="02ce3329" officeooo:paragraph-rsid="040fa2e3" style:font-size-asian="16pt" style:font-size-complex="16pt"/>
    </style:style>
    <style:style style:name="P16" style:family="paragraph" style:parent-style-name="Standard">
      <style:text-properties style:font-name="essio" fo:font-size="16pt" officeooo:rsid="02cfa338" officeooo:paragraph-rsid="040fa2e3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essio" fo:font-size="16pt" fo:font-weight="normal" officeooo:rsid="014c40f0" officeooo:paragraph-rsid="014c40f0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essio" fo:font-size="16pt" fo:font-weight="normal" officeooo:rsid="00d1254b" officeooo:paragraph-rsid="00d1254b" style:font-size-asian="16pt" style:font-weight-asian="normal" style:font-size-complex="16pt" style:font-weight-complex="normal"/>
    </style:style>
    <style:style style:name="P19" style:family="paragraph" style:parent-style-name="Standard">
      <style:text-properties style:font-name="essio" fo:font-size="16pt" style:text-underline-style="none" officeooo:rsid="013237d9" officeooo:paragraph-rsid="02eb3314" style:font-size-asian="16pt" style:font-size-complex="16pt"/>
    </style:style>
    <style:style style:name="P20" style:family="paragraph" style:parent-style-name="Standard">
      <style:text-properties style:font-name="essio" fo:font-size="16pt" style:text-underline-style="none" officeooo:rsid="03096517" officeooo:paragraph-rsid="03096517" style:font-size-asian="16pt" style:font-size-complex="16pt"/>
    </style:style>
    <style:style style:name="P21" style:family="paragraph" style:parent-style-name="Standard">
      <style:text-properties style:font-name="essio" fo:font-size="16pt" style:text-underline-style="none" officeooo:rsid="030d4657" officeooo:paragraph-rsid="033638d6" style:font-size-asian="16pt" style:font-size-complex="16pt"/>
    </style:style>
    <style:style style:name="P22" style:family="paragraph" style:parent-style-name="Standard">
      <style:text-properties style:font-name="essio" fo:font-size="16pt" style:text-underline-style="none" officeooo:rsid="024b2ae3" officeooo:paragraph-rsid="024b2ae3" style:font-size-asian="16pt" style:font-size-complex="16pt"/>
    </style:style>
    <style:style style:name="P23" style:family="paragraph" style:parent-style-name="Standard">
      <style:text-properties style:font-name="essio" fo:font-size="16pt" style:text-underline-style="none" officeooo:rsid="024c1cbb" officeooo:paragraph-rsid="02d39f21" style:font-size-asian="16pt" style:font-size-complex="16pt"/>
    </style:style>
    <style:style style:name="P24" style:family="paragraph" style:parent-style-name="Standard">
      <style:text-properties style:font-name="essio" fo:font-size="16pt" style:text-underline-style="none" officeooo:rsid="02553d01" officeooo:paragraph-rsid="02553d01" style:font-size-asian="16pt" style:font-size-complex="16pt"/>
    </style:style>
    <style:style style:name="P25" style:family="paragraph" style:parent-style-name="Standard">
      <style:text-properties style:font-name="essio" fo:font-size="16pt" style:text-underline-style="none" officeooo:rsid="0259d23b" officeooo:paragraph-rsid="02d5f503" style:font-size-asian="16pt" style:font-size-complex="16pt"/>
    </style:style>
    <style:style style:name="P26" style:family="paragraph" style:parent-style-name="Standard">
      <style:text-properties style:font-name="essio" fo:font-size="16pt" style:text-underline-style="none" officeooo:rsid="026b83ff" officeooo:paragraph-rsid="02d76419" style:font-size-asian="16pt" style:font-size-complex="16pt"/>
    </style:style>
    <style:style style:name="P27" style:family="paragraph" style:parent-style-name="Standard">
      <style:text-properties style:font-name="essio" fo:font-size="16pt" style:text-underline-style="none" officeooo:rsid="03b3654d" officeooo:paragraph-rsid="03b3654d" style:font-size-asian="16pt" style:font-size-complex="16pt"/>
    </style:style>
    <style:style style:name="P28" style:family="paragraph" style:parent-style-name="Standard">
      <style:text-properties style:font-name="essio" fo:font-size="16pt" style:text-underline-style="none" officeooo:rsid="01916cb1" officeooo:paragraph-rsid="03a24c74" style:font-size-asian="16pt" style:font-size-complex="16pt"/>
    </style:style>
    <style:style style:name="P29" style:family="paragraph" style:parent-style-name="Standard">
      <style:text-properties style:font-name="essio" fo:font-size="16pt" style:text-underline-style="none" officeooo:rsid="03d6f0d6" officeooo:paragraph-rsid="03e3b2ea" style:font-size-asian="16pt" style:font-size-complex="16pt"/>
    </style:style>
    <style:style style:name="P30" style:family="paragraph" style:parent-style-name="Standard">
      <style:text-properties style:font-name="essio" fo:font-size="16pt" style:text-underline-style="none" officeooo:rsid="03a6d1c6" officeooo:paragraph-rsid="0402a786" style:font-size-asian="16pt" style:font-size-complex="16pt"/>
    </style:style>
    <style:style style:name="P31" style:family="paragraph" style:parent-style-name="Standard">
      <style:text-properties style:font-name="DejaVu Sans" fo:font-size="16pt" officeooo:rsid="0004f4f5" officeooo:paragraph-rsid="005cc315" style:font-size-asian="16pt" style:font-size-complex="16pt"/>
    </style:style>
    <style:style style:name="P32" style:family="paragraph" style:parent-style-name="Standard">
      <style:text-properties style:font-name="DejaVu Sans" fo:font-size="16pt" officeooo:rsid="0006d094" officeooo:paragraph-rsid="0145c97a" style:font-size-asian="16pt" style:font-size-complex="16pt"/>
    </style:style>
    <style:style style:name="P33" style:family="paragraph" style:parent-style-name="Standard">
      <style:text-properties style:font-name="DejaVu Sans" fo:font-size="16pt" officeooo:rsid="0112f06a" officeooo:paragraph-rsid="015d5f54" style:font-size-asian="16pt" style:font-size-complex="16pt"/>
    </style:style>
    <style:style style:name="P34" style:family="paragraph" style:parent-style-name="Standard">
      <style:paragraph-properties fo:text-align="center" style:justify-single-word="false"/>
      <style:text-properties style:font-name="DejaVu Sans" fo:font-size="16pt" officeooo:rsid="00a0b359" officeooo:paragraph-rsid="00a0b359" style:font-size-asian="16pt" style:font-size-complex="16pt"/>
    </style:style>
    <style:style style:name="P35" style:family="paragraph" style:parent-style-name="Standard">
      <style:paragraph-properties fo:text-align="center" style:justify-single-word="false"/>
      <style:text-properties style:font-name="DejaVu Sans" fo:font-size="16pt" officeooo:rsid="00a0b359" officeooo:paragraph-rsid="014b0132" style:font-size-asian="16pt" style:font-size-complex="16pt"/>
    </style:style>
    <style:style style:name="P36" style:family="paragraph" style:parent-style-name="Standard">
      <style:paragraph-properties fo:text-align="center" style:justify-single-word="false"/>
      <style:text-properties style:font-name="DejaVu Sans" fo:font-size="16pt" officeooo:rsid="01480274" officeooo:paragraph-rsid="01480274" style:font-size-asian="16pt" style:font-size-complex="16pt"/>
    </style:style>
    <style:style style:name="P37" style:family="paragraph" style:parent-style-name="Standard">
      <style:paragraph-properties fo:text-align="center" style:justify-single-word="false"/>
      <style:text-properties style:font-name="DejaVu Sans" fo:font-size="16pt" officeooo:rsid="027dc0ae" officeooo:paragraph-rsid="027dc0ae" style:font-size-asian="16pt" style:font-size-complex="16pt"/>
    </style:style>
    <style:style style:name="P38" style:family="paragraph" style:parent-style-name="Standard">
      <style:paragraph-properties fo:text-align="center" style:justify-single-word="false"/>
      <style:text-properties style:font-name="DejaVu Sans" fo:font-size="16pt" officeooo:rsid="00e40673" officeooo:paragraph-rsid="00e40673" style:font-size-asian="16pt" style:font-size-complex="16pt"/>
    </style:style>
    <style:style style:name="P39" style:family="paragraph" style:parent-style-name="Standard">
      <style:text-properties style:font-name="DejaVu Sans" fo:font-size="16pt" officeooo:rsid="002aa12c" officeooo:paragraph-rsid="013b85f3" style:font-size-asian="16pt" style:font-size-complex="16pt"/>
    </style:style>
    <style:style style:name="P40" style:family="paragraph" style:parent-style-name="Standard">
      <style:text-properties style:font-name="DejaVu Sans" fo:font-size="16pt" officeooo:rsid="002aa12c" officeooo:paragraph-rsid="00619987" style:font-size-asian="16pt" style:font-size-complex="16pt"/>
    </style:style>
    <style:style style:name="P41" style:family="paragraph" style:parent-style-name="Standard">
      <style:text-properties style:font-name="DejaVu Sans" fo:font-size="16pt" officeooo:rsid="010a3485" officeooo:paragraph-rsid="010a3485" style:font-size-asian="16pt" style:font-size-complex="16pt"/>
    </style:style>
    <style:style style:name="P42" style:family="paragraph" style:parent-style-name="Standard">
      <style:text-properties style:font-name="DejaVu Sans" fo:font-size="16pt" officeooo:rsid="004e0b2b" officeooo:paragraph-rsid="028e8998" style:font-size-asian="16pt" style:font-size-complex="16pt"/>
    </style:style>
    <style:style style:name="P43" style:family="paragraph" style:parent-style-name="Standard">
      <style:text-properties style:font-name="DejaVu Sans" fo:font-size="16pt" officeooo:rsid="004bbec1" officeooo:paragraph-rsid="028e8998" style:font-size-asian="16pt" style:font-size-complex="16pt"/>
    </style:style>
    <style:style style:name="P44" style:family="paragraph" style:parent-style-name="Standard">
      <style:text-properties style:font-name="DejaVu Sans" fo:font-size="16pt" officeooo:rsid="01876427" officeooo:paragraph-rsid="028e8998" style:font-size-asian="16pt" style:font-size-complex="16pt"/>
    </style:style>
    <style:style style:name="P45" style:family="paragraph" style:parent-style-name="Standard">
      <style:text-properties style:font-name="DejaVu Sans" fo:font-size="16pt" officeooo:rsid="03351f8e" officeooo:paragraph-rsid="03351f8e" style:font-size-asian="16pt" style:font-size-complex="16pt"/>
    </style:style>
    <style:style style:name="P46" style:family="paragraph" style:parent-style-name="Standard">
      <style:text-properties style:font-name="DejaVu Sans" fo:font-size="16pt" officeooo:rsid="019bd3d6" officeooo:paragraph-rsid="019d7704" style:font-size-asian="16pt" style:font-size-complex="16pt"/>
    </style:style>
    <style:style style:name="P47" style:family="paragraph" style:parent-style-name="Standard">
      <style:text-properties style:font-name="DejaVu Sans" fo:font-size="16pt" officeooo:rsid="002f4463" officeooo:paragraph-rsid="020c78ba" style:font-size-asian="16pt" style:font-size-complex="16pt"/>
    </style:style>
    <style:style style:name="P48" style:family="paragraph" style:parent-style-name="Standard">
      <style:text-properties style:font-name="DejaVu Sans" fo:font-size="16pt" officeooo:rsid="00f74d67" officeooo:paragraph-rsid="01a08757" style:font-size-asian="16pt" style:font-size-complex="16pt"/>
    </style:style>
    <style:style style:name="P49" style:family="paragraph" style:parent-style-name="Standard">
      <style:text-properties style:font-name="DejaVu Sans" fo:font-size="16pt" officeooo:rsid="01916cb1" officeooo:paragraph-rsid="03a24c74" style:font-size-asian="16pt" style:font-size-complex="16pt"/>
    </style:style>
    <style:style style:name="P50" style:family="paragraph" style:parent-style-name="Standard">
      <style:text-properties style:font-name="DejaVu Sans" fo:font-size="16pt" officeooo:rsid="016deff9" officeooo:paragraph-rsid="028e8998" style:font-size-asian="16pt" style:font-size-complex="16pt"/>
    </style:style>
    <style:style style:name="P51" style:family="paragraph" style:parent-style-name="Standard">
      <style:text-properties style:font-name="DejaVu Sans" fo:font-size="16pt" officeooo:rsid="03bc2088" officeooo:paragraph-rsid="03bd3d7a" style:font-size-asian="16pt" style:font-size-complex="16pt"/>
    </style:style>
    <style:style style:name="P52" style:family="paragraph" style:parent-style-name="Standard">
      <style:text-properties style:font-name="DejaVu Sans" fo:font-size="16pt" style:text-underline-style="none" officeooo:rsid="015ad2b0" officeooo:paragraph-rsid="015ad2b0" style:font-size-asian="16pt" style:font-size-complex="16pt"/>
    </style:style>
    <style:style style:name="P53" style:family="paragraph" style:parent-style-name="Standard">
      <style:text-properties style:font-name="DejaVu Sans" fo:font-size="16pt" style:text-underline-style="none" officeooo:rsid="00d19dae" officeooo:paragraph-rsid="00d19dae" style:font-size-asian="16pt" style:font-size-complex="16pt"/>
    </style:style>
    <style:style style:name="P54" style:family="paragraph" style:parent-style-name="Standard">
      <style:text-properties style:font-name="DejaVu Sans" fo:font-size="16pt" style:text-underline-style="none" officeooo:rsid="002aa12c" officeooo:paragraph-rsid="00619987" style:font-size-asian="16pt" style:font-size-complex="16pt"/>
    </style:style>
    <style:style style:name="P55" style:family="paragraph" style:parent-style-name="Standard">
      <style:text-properties style:font-name="DejaVu Sans" fo:font-size="16pt" style:text-underline-style="none" officeooo:rsid="010c327c" officeooo:paragraph-rsid="013b85f3" style:font-size-asian="16pt" style:font-size-complex="16pt"/>
    </style:style>
    <style:style style:name="P56" style:family="paragraph" style:parent-style-name="Standard">
      <style:text-properties style:font-name="DejaVu Sans" fo:font-size="16pt" style:text-underline-style="none" officeooo:rsid="0083f1c1" officeooo:paragraph-rsid="02c897c2" style:font-size-asian="16pt" style:font-size-complex="16pt"/>
    </style:style>
    <style:style style:name="P57" style:family="paragraph" style:parent-style-name="Standard">
      <style:text-properties style:font-name="DejaVu Sans" fo:font-size="16pt" style:text-underline-style="none" officeooo:rsid="011021eb" officeooo:paragraph-rsid="02c897c2" style:font-size-asian="16pt" style:font-size-complex="16pt"/>
    </style:style>
    <style:style style:name="P58" style:family="paragraph" style:parent-style-name="Standard">
      <style:text-properties style:font-name="DejaVu Sans" fo:font-size="16pt" style:text-underline-style="none" officeooo:rsid="011021eb" officeooo:paragraph-rsid="031a28cb" style:font-size-asian="16pt" style:font-size-complex="16pt"/>
    </style:style>
    <style:style style:name="P59" style:family="paragraph" style:parent-style-name="Standard">
      <style:text-properties style:font-name="DejaVu Sans" fo:font-size="16pt" style:text-underline-style="none" officeooo:rsid="01a3685c" officeooo:paragraph-rsid="028e8998" style:font-size-asian="16pt" style:font-size-complex="16pt"/>
    </style:style>
    <style:style style:name="P60" style:family="paragraph" style:parent-style-name="Standard">
      <style:text-properties style:font-name="DejaVu Sans" fo:font-size="16pt" style:text-underline-style="none" officeooo:rsid="004bbec1" officeooo:paragraph-rsid="02cb5702" style:font-size-asian="16pt" style:font-size-complex="16pt"/>
    </style:style>
    <style:style style:name="P61" style:family="paragraph" style:parent-style-name="Standard">
      <style:text-properties style:font-name="DejaVu Sans" fo:font-size="16pt" style:text-underline-style="none" officeooo:rsid="006d48ee" officeooo:paragraph-rsid="028e8998" style:font-size-asian="16pt" style:font-size-complex="16pt"/>
    </style:style>
    <style:style style:name="P62" style:family="paragraph" style:parent-style-name="Standard">
      <style:text-properties style:font-name="DejaVu Sans" fo:font-size="16pt" style:text-underline-style="none" officeooo:rsid="00628e40" officeooo:paragraph-rsid="028e8998" style:font-size-asian="16pt" style:font-size-complex="16pt"/>
    </style:style>
    <style:style style:name="P63" style:family="paragraph" style:parent-style-name="Standard">
      <style:text-properties style:font-name="DejaVu Sans" fo:font-size="16pt" style:text-underline-style="none" officeooo:rsid="01876427" officeooo:paragraph-rsid="028e8998" style:font-size-asian="16pt" style:font-size-complex="16pt"/>
    </style:style>
    <style:style style:name="P64" style:family="paragraph" style:parent-style-name="Standard">
      <style:text-properties style:font-name="DejaVu Sans" fo:font-size="16pt" style:text-underline-style="none" officeooo:rsid="02d05cc0" officeooo:paragraph-rsid="040fa2e3" style:font-size-asian="16pt" style:font-size-complex="16pt"/>
    </style:style>
    <style:style style:name="P65" style:family="paragraph" style:parent-style-name="Standard">
      <style:text-properties style:font-name="DejaVu Sans" fo:font-size="16pt" style:text-underline-style="none" officeooo:rsid="03085e52" officeooo:paragraph-rsid="03085e52" style:font-size-asian="16pt" style:font-size-complex="16pt"/>
    </style:style>
    <style:style style:name="P66" style:family="paragraph" style:parent-style-name="Standard">
      <style:text-properties style:font-name="DejaVu Sans" fo:font-size="16pt" style:text-underline-style="none" officeooo:rsid="030e174f" officeooo:paragraph-rsid="030e174f" style:font-size-asian="16pt" style:font-size-complex="16pt"/>
    </style:style>
    <style:style style:name="P67" style:family="paragraph" style:parent-style-name="Standard">
      <style:text-properties style:font-name="DejaVu Sans" fo:font-size="16pt" style:text-underline-style="none" officeooo:rsid="024dbf20" officeooo:paragraph-rsid="024b2ae3" style:font-size-asian="16pt" style:font-size-complex="16pt"/>
    </style:style>
    <style:style style:name="P68" style:family="paragraph" style:parent-style-name="Standard">
      <style:text-properties style:font-name="DejaVu Sans" fo:font-size="16pt" style:text-underline-style="none" officeooo:rsid="024c1cbb" officeooo:paragraph-rsid="024c1cbb" style:font-size-asian="16pt" style:font-size-complex="16pt"/>
    </style:style>
    <style:style style:name="P69" style:family="paragraph" style:parent-style-name="Standard">
      <style:text-properties style:font-name="DejaVu Sans" fo:font-size="16pt" style:text-underline-style="none" officeooo:rsid="02553d01" officeooo:paragraph-rsid="02553d01" style:font-size-asian="16pt" style:font-size-complex="16pt"/>
    </style:style>
    <style:style style:name="P70" style:family="paragraph" style:parent-style-name="Standard">
      <style:text-properties style:font-name="DejaVu Sans" fo:font-size="16pt" style:text-underline-style="none" officeooo:rsid="025f87ca" officeooo:paragraph-rsid="02d5f503" style:font-size-asian="16pt" style:font-size-complex="16pt"/>
    </style:style>
    <style:style style:name="P71" style:family="paragraph" style:parent-style-name="Standard">
      <style:text-properties style:font-name="DejaVu Sans" fo:font-size="16pt" style:text-underline-style="none" officeooo:rsid="025f87ca" officeooo:paragraph-rsid="025f87ca" style:font-size-asian="16pt" style:font-size-complex="16pt"/>
    </style:style>
    <style:style style:name="P72" style:family="paragraph" style:parent-style-name="Standard">
      <style:text-properties style:font-name="DejaVu Sans" fo:font-size="16pt" style:text-underline-style="none" officeooo:rsid="026c4bb0" officeooo:paragraph-rsid="026c4bb0" style:font-size-asian="16pt" style:font-size-complex="16pt"/>
    </style:style>
    <style:style style:name="P73" style:family="paragraph" style:parent-style-name="Standard">
      <style:text-properties style:font-name="DejaVu Sans" fo:font-size="16pt" style:text-underline-style="none" officeooo:rsid="00d04bda" officeooo:paragraph-rsid="01a08757" style:font-size-asian="16pt" style:font-size-complex="16pt"/>
    </style:style>
    <style:style style:name="P74" style:family="paragraph" style:parent-style-name="Standard">
      <style:text-properties style:font-name="DejaVu Sans" fo:font-size="16pt" style:text-underline-style="none" officeooo:rsid="03a6d1c6" officeooo:paragraph-rsid="03ad38dd" style:font-size-asian="16pt" style:font-size-complex="16pt"/>
    </style:style>
    <style:style style:name="P75" style:family="paragraph" style:parent-style-name="Standard">
      <style:text-properties style:font-name="DejaVu Sans" fo:font-size="16pt" style:text-underline-style="none" officeooo:rsid="03b183cf" officeooo:paragraph-rsid="03b183cf" style:font-size-asian="16pt" style:font-size-complex="16pt"/>
    </style:style>
    <style:style style:name="P76" style:family="paragraph" style:parent-style-name="Standard">
      <style:text-properties style:font-name="DejaVu Sans" fo:font-size="16pt" style:text-underline-style="none" officeooo:rsid="0304f44d" officeooo:paragraph-rsid="0306a013" style:font-size-asian="16pt" style:font-size-complex="16pt"/>
    </style:style>
    <style:style style:name="P77" style:family="paragraph" style:parent-style-name="Standard">
      <style:text-properties style:font-name="DejaVu Sans" fo:font-size="16pt" style:text-underline-style="none" officeooo:rsid="01916cb1" officeooo:paragraph-rsid="03a24c74" style:font-size-asian="16pt" style:font-size-complex="16pt"/>
    </style:style>
    <style:style style:name="P78" style:family="paragraph" style:parent-style-name="Standard">
      <style:text-properties style:font-name="DejaVu Sans" fo:font-size="16pt" style:text-underline-style="none" officeooo:rsid="02ced49f" officeooo:paragraph-rsid="040fa2e3" style:font-size-asian="16pt" style:font-size-complex="16pt"/>
    </style:style>
    <style:style style:name="P79" style:family="paragraph" style:parent-style-name="Standard">
      <style:text-properties style:font-name="DejaVu Sans" fo:font-size="16pt" style:text-underline-style="none" officeooo:rsid="016fcc2f" officeooo:paragraph-rsid="040d48d3" style:font-size-asian="16pt" style:font-size-complex="16pt"/>
    </style:style>
    <style:style style:name="P80" style:family="paragraph" style:parent-style-name="Standard">
      <style:text-properties style:font-name="DejaVu Sans" fo:font-size="16pt" style:text-underline-style="none" officeooo:rsid="016fcc2f" officeooo:paragraph-rsid="040fa2e3" style:font-size-asian="16pt" style:font-size-complex="16pt"/>
    </style:style>
    <style:style style:name="P81" style:family="paragraph" style:parent-style-name="Standard">
      <style:text-properties style:font-name="DejaVu Sans" fo:font-size="16pt" style:text-underline-style="none" officeooo:rsid="002c9260" officeooo:paragraph-rsid="041637c6" style:font-size-asian="16pt" style:font-size-complex="16pt"/>
    </style:style>
    <style:style style:name="P82" style:family="paragraph" style:parent-style-name="Standard">
      <style:text-properties style:font-name="DejaVu Sans" fo:font-size="16pt" style:text-underline-style="none" officeooo:rsid="03d67f19" officeooo:paragraph-rsid="03d67f19" style:font-size-asian="16pt" style:font-size-complex="16pt"/>
    </style:style>
    <style:style style:name="P83" style:family="paragraph" style:parent-style-name="Standard">
      <style:text-properties style:font-name="DejaVu Sans" fo:font-size="16pt" style:text-underline-style="none" fo:font-weight="normal" officeooo:rsid="012334f1" officeooo:paragraph-rsid="031a28cb" style:font-size-asian="16pt" style:font-weight-asian="normal" style:font-size-complex="16pt" style:font-weight-complex="normal"/>
    </style:style>
    <style:style style:name="P84" style:family="paragraph" style:parent-style-name="Standard">
      <style:text-properties style:font-name="DejaVu Sans" fo:font-size="16pt" style:text-underline-style="none" fo:font-weight="normal" officeooo:rsid="0245def2" officeooo:paragraph-rsid="019d7704" style:font-size-asian="16pt" style:font-weight-asian="normal" style:font-size-complex="16pt" style:font-weight-complex="normal"/>
    </style:style>
    <style:style style:name="P85" style:family="paragraph" style:parent-style-name="Standard">
      <style:text-properties style:font-name="DejaVu Sans" fo:font-size="16pt" style:text-underline-style="none" fo:font-weight="normal" officeooo:rsid="0302cde8" officeooo:paragraph-rsid="0302cde8" style:font-size-asian="16pt" style:font-weight-asian="normal" style:font-size-complex="16pt" style:font-weight-complex="normal"/>
    </style:style>
    <style:style style:name="P86" style:family="paragraph" style:parent-style-name="Standard">
      <style:text-properties style:font-name="DejaVu Sans" fo:font-size="16pt" style:text-underline-style="none" fo:font-weight="normal" officeooo:rsid="0269eec5" officeooo:paragraph-rsid="0269eec5" style:font-size-asian="16pt" style:font-weight-asian="normal" style:font-size-complex="16pt" style:font-weight-complex="normal"/>
    </style:style>
    <style:style style:name="P87" style:family="paragraph" style:parent-style-name="Standard">
      <style:paragraph-properties fo:text-align="center" style:justify-single-word="false"/>
      <style:text-properties style:font-name="DejaVu Sans" fo:font-size="16pt" fo:font-weight="bold" officeooo:rsid="0149910e" officeooo:paragraph-rsid="0149910e" style:font-size-asian="16pt" style:font-weight-asian="bold" style:font-size-complex="16pt" style:font-weight-complex="bold"/>
    </style:style>
    <style:style style:name="P88" style:family="paragraph" style:parent-style-name="Standard">
      <style:paragraph-properties fo:text-align="center" style:justify-single-word="false"/>
      <style:text-properties style:font-name="DejaVu Sans" fo:font-size="16pt" fo:font-weight="normal" officeooo:rsid="01d41cd1" officeooo:paragraph-rsid="01d41cd1" style:font-size-asian="16pt" style:font-weight-asian="normal" style:font-size-complex="16pt" style:font-weight-complex="normal"/>
    </style:style>
    <style:style style:name="P89" style:family="paragraph" style:parent-style-name="Standard">
      <style:paragraph-properties fo:text-align="center" style:justify-single-word="false"/>
      <style:text-properties style:font-name="DejaVu Sans" fo:font-size="16pt" fo:font-weight="normal" officeooo:rsid="00b3aae6" officeooo:paragraph-rsid="00a0b359" style:font-size-asian="16pt" style:font-weight-asian="normal" style:font-size-complex="16pt" style:font-weight-complex="normal"/>
    </style:style>
    <style:style style:name="P90" style:family="paragraph" style:parent-style-name="Standard">
      <style:paragraph-properties fo:text-align="center" style:justify-single-word="false"/>
      <style:text-properties style:font-name="DejaVu Sans" fo:font-size="16pt" fo:font-weight="normal" officeooo:rsid="00e68aab" officeooo:paragraph-rsid="00e40673" style:font-size-asian="16pt" style:font-weight-asian="normal" style:font-size-complex="16pt" style:font-weight-complex="normal"/>
    </style:style>
    <style:style style:name="P91" style:family="paragraph" style:parent-style-name="Standard">
      <style:text-properties style:font-name="DejaVu Sans" fo:font-size="16pt" style:text-underline-style="solid" style:text-underline-width="auto" style:text-underline-color="font-color" fo:font-weight="bold" officeooo:rsid="002c9260" officeooo:paragraph-rsid="028e8998" style:font-size-asian="16pt" style:font-weight-asian="bold" style:font-size-complex="16pt" style:font-weight-complex="bold"/>
    </style:style>
    <style:style style:name="P92" style:family="paragraph" style:parent-style-name="Standard">
      <style:text-properties style:font-name="DejaVu Sans" fo:font-size="16pt" style:text-underline-style="solid" style:text-underline-width="auto" style:text-underline-color="font-color" fo:font-weight="bold" officeooo:rsid="002d79b9" officeooo:paragraph-rsid="019d7704" style:font-size-asian="16pt" style:font-weight-asian="bold" style:font-size-complex="16pt" style:font-weight-complex="bold"/>
    </style:style>
    <style:style style:name="P93" style:family="paragraph" style:parent-style-name="Standard">
      <style:text-properties style:font-name="DejaVu Sans" fo:font-size="16pt" style:text-underline-style="solid" style:text-underline-width="auto" style:text-underline-color="font-color" fo:font-weight="bold" officeooo:rsid="002aa7bc" officeooo:paragraph-rsid="01a08757" style:font-size-asian="16pt" style:font-weight-asian="bold" style:font-size-complex="16pt" style:font-weight-complex="bold"/>
    </style:style>
    <style:style style:name="P94" style:family="paragraph" style:parent-style-name="Standard">
      <style:text-properties style:font-name="eXsE" fo:font-size="16pt" officeooo:rsid="0118edca" officeooo:paragraph-rsid="015d5f54" style:font-size-asian="16pt" style:font-size-complex="16pt"/>
    </style:style>
    <style:style style:name="P95" style:family="paragraph" style:parent-style-name="Standard">
      <style:text-properties style:font-name="eXsE" fo:font-size="16pt" officeooo:rsid="0006d094" officeooo:paragraph-rsid="0006d094" style:font-size-asian="16pt" style:font-size-complex="16pt"/>
    </style:style>
    <style:style style:name="P96" style:family="paragraph" style:parent-style-name="Standard">
      <style:text-properties style:font-name="eXsE" fo:font-size="16pt" officeooo:rsid="0053bbe3" officeooo:paragraph-rsid="0044d4e9" style:font-size-asian="16pt" style:font-size-complex="16pt"/>
    </style:style>
    <style:style style:name="P97" style:family="paragraph" style:parent-style-name="Standard">
      <style:text-properties style:font-name="eXsE" fo:font-size="16pt" officeooo:rsid="0053bbe3" officeooo:paragraph-rsid="00d1254b" style:font-size-asian="16pt" style:font-size-complex="16pt"/>
    </style:style>
    <style:style style:name="P98" style:family="paragraph" style:parent-style-name="Standard">
      <style:text-properties style:font-name="eXsE" fo:font-size="16pt" officeooo:rsid="018789d0" officeooo:paragraph-rsid="028e8998" style:font-size-asian="16pt" style:font-size-complex="16pt"/>
    </style:style>
    <style:style style:name="P99" style:family="paragraph" style:parent-style-name="Standard">
      <style:text-properties style:font-name="eXsE" fo:font-size="16pt" officeooo:rsid="0166f74d" officeooo:paragraph-rsid="028e8998" style:font-size-asian="16pt" style:font-size-complex="16pt"/>
    </style:style>
    <style:style style:name="P100" style:family="paragraph" style:parent-style-name="Standard">
      <style:text-properties style:font-name="eXsE" fo:font-size="16pt" officeooo:rsid="007abd91" officeooo:paragraph-rsid="019d7704" style:font-size-asian="16pt" style:font-size-complex="16pt"/>
    </style:style>
    <style:style style:name="P101" style:family="paragraph" style:parent-style-name="Standard">
      <style:text-properties style:font-name="eXsE" fo:font-size="16pt" officeooo:rsid="007a6bb5" officeooo:paragraph-rsid="019d7704" style:font-size-asian="16pt" style:font-size-complex="16pt"/>
    </style:style>
    <style:style style:name="P102" style:family="paragraph" style:parent-style-name="Standard">
      <style:text-properties style:font-name="eXsE" fo:font-size="16pt" officeooo:rsid="00d04bda" officeooo:paragraph-rsid="01a08757" style:font-size-asian="16pt" style:font-size-complex="16pt"/>
    </style:style>
    <style:style style:name="P103" style:family="paragraph" style:parent-style-name="Standard">
      <style:text-properties style:font-name="eXsE" fo:font-size="16pt" officeooo:rsid="002f4463" officeooo:paragraph-rsid="01a08757" style:font-size-asian="16pt" style:font-size-complex="16pt"/>
    </style:style>
    <style:style style:name="P104" style:family="paragraph" style:parent-style-name="Standard">
      <style:text-properties style:font-name="eXsE" fo:font-size="16pt" officeooo:rsid="0030e976" officeooo:paragraph-rsid="020c78ba" style:font-size-asian="16pt" style:font-size-complex="16pt"/>
    </style:style>
    <style:style style:name="P105" style:family="paragraph" style:parent-style-name="Standard">
      <style:text-properties style:font-name="eXsE" fo:font-size="16pt" officeooo:rsid="006bf3d1" officeooo:paragraph-rsid="020c78ba" style:font-size-asian="16pt" style:font-size-complex="16pt"/>
    </style:style>
    <style:style style:name="P106" style:family="paragraph" style:parent-style-name="Standard">
      <style:text-properties style:font-name="eXsE" fo:font-size="16pt" officeooo:rsid="00dbfd9f" officeooo:paragraph-rsid="01a08757" style:font-size-asian="16pt" style:font-size-complex="16pt"/>
    </style:style>
    <style:style style:name="P107" style:family="paragraph" style:parent-style-name="Standard">
      <style:text-properties style:font-name="eXsE" fo:font-size="16pt" officeooo:rsid="00cb119f" officeooo:paragraph-rsid="01a08757" style:font-size-asian="16pt" style:font-size-complex="16pt"/>
    </style:style>
    <style:style style:name="P108" style:family="paragraph" style:parent-style-name="Standard">
      <style:text-properties style:font-name="eXsE" fo:font-size="16pt" officeooo:rsid="00409e9e" officeooo:paragraph-rsid="01a08757" style:font-size-asian="16pt" style:font-size-complex="16pt"/>
    </style:style>
    <style:style style:name="P109" style:family="paragraph" style:parent-style-name="Standard">
      <style:text-properties style:font-name="eXsE" fo:font-size="16pt" officeooo:rsid="0126c2a3" officeooo:paragraph-rsid="03a24c74" style:font-size-asian="16pt" style:font-size-complex="16pt"/>
    </style:style>
    <style:style style:name="P110" style:family="paragraph" style:parent-style-name="Standard">
      <style:text-properties style:font-name="eXsE" fo:font-size="16pt" officeooo:rsid="011228dc" officeooo:paragraph-rsid="03bd3d7a" style:font-size-asian="16pt" style:font-size-complex="16pt"/>
    </style:style>
    <style:style style:name="P111" style:family="paragraph" style:parent-style-name="Standard">
      <style:text-properties style:font-name="eXsE" fo:font-size="16pt" officeooo:rsid="007e19d3" officeooo:paragraph-rsid="041562eb" style:font-size-asian="16pt" style:font-size-complex="16pt"/>
    </style:style>
    <style:style style:name="P112" style:family="paragraph" style:parent-style-name="Standard">
      <style:text-properties style:font-name="eXsE" fo:font-size="16pt" officeooo:rsid="01036115" officeooo:paragraph-rsid="041637c6" style:font-size-asian="16pt" style:font-size-complex="16pt"/>
    </style:style>
    <style:style style:name="P113" style:family="paragraph" style:parent-style-name="Standard">
      <style:text-properties style:font-name="eXsE" fo:font-size="16pt" officeooo:rsid="0033acff" officeooo:paragraph-rsid="020c78ba" style:font-size-asian="16pt" style:font-size-complex="16pt"/>
    </style:style>
    <style:style style:name="P114" style:family="paragraph" style:parent-style-name="Standard">
      <style:text-properties style:font-name="eXsE" fo:font-size="16pt" style:text-underline-style="solid" style:text-underline-width="auto" style:text-underline-color="font-color" officeooo:rsid="013ada7f" officeooo:paragraph-rsid="013b85f3" style:font-size-asian="16pt" style:font-size-complex="16pt"/>
    </style:style>
    <style:style style:name="P115" style:family="paragraph" style:parent-style-name="Standard">
      <style:text-properties style:font-name="eXsE" fo:font-size="16pt" style:text-underline-style="solid" style:text-underline-width="auto" style:text-underline-color="font-color" officeooo:rsid="002aa7bc" officeooo:paragraph-rsid="01a08757" style:font-size-asian="16pt" style:font-size-complex="16pt"/>
    </style:style>
    <style:style style:name="P116" style:family="paragraph" style:parent-style-name="Standard">
      <style:text-properties style:font-name="eXsE" fo:font-size="16pt" style:text-underline-style="solid" style:text-underline-width="auto" style:text-underline-color="font-color" fo:font-weight="normal" officeooo:rsid="012334f1" officeooo:paragraph-rsid="031a28cb" style:font-size-asian="16pt" style:font-weight-asian="normal" style:font-size-complex="16pt" style:font-weight-complex="normal"/>
    </style:style>
    <style:style style:name="P117" style:family="paragraph" style:parent-style-name="Standard">
      <style:text-properties style:font-name="eXsE" fo:font-size="16pt" style:text-underline-style="none" officeooo:rsid="011021eb" officeooo:paragraph-rsid="031a28cb" style:font-size-asian="16pt" style:font-size-complex="16pt"/>
    </style:style>
    <style:style style:name="P118" style:family="paragraph" style:parent-style-name="Standard">
      <style:text-properties style:font-name="eXsE" fo:font-size="16pt" style:text-underline-style="none" officeooo:rsid="0122c6b4" officeooo:paragraph-rsid="031a28cb" style:font-size-asian="16pt" style:font-size-complex="16pt"/>
    </style:style>
    <style:style style:name="P119" style:family="paragraph" style:parent-style-name="Standard">
      <style:text-properties style:font-name="eXsE" fo:font-size="16pt" style:text-underline-style="none" officeooo:rsid="004df869" officeooo:paragraph-rsid="028e8998" style:font-size-asian="16pt" style:font-size-complex="16pt"/>
    </style:style>
    <style:style style:name="P120" style:family="paragraph" style:parent-style-name="Standard">
      <style:text-properties style:font-name="eXsE" fo:font-size="16pt" style:text-underline-style="none" officeooo:rsid="002c9260" officeooo:paragraph-rsid="019d7704" style:font-size-asian="16pt" style:font-size-complex="16pt"/>
    </style:style>
    <style:style style:name="P121" style:family="paragraph" style:parent-style-name="Standard">
      <style:text-properties style:font-name="eXsE" fo:font-size="16pt" style:text-underline-style="none" officeooo:rsid="0304f44d" officeooo:paragraph-rsid="0306a013" style:font-size-asian="16pt" style:font-size-complex="16pt"/>
    </style:style>
    <style:style style:name="P122" style:family="paragraph" style:parent-style-name="Standard">
      <style:text-properties style:font-name="eXsE" fo:font-size="16pt" style:text-underline-style="none" officeooo:rsid="0304f44d" officeooo:paragraph-rsid="03085e52" style:font-size-asian="16pt" style:font-size-complex="16pt"/>
    </style:style>
    <style:style style:name="P123" style:family="paragraph" style:parent-style-name="Standard">
      <style:text-properties style:font-name="eXsE" fo:font-size="16pt" style:text-underline-style="none" officeooo:rsid="0304f44d" officeooo:paragraph-rsid="04222e79" style:font-size-asian="16pt" style:font-size-complex="16pt"/>
    </style:style>
    <style:style style:name="P124" style:family="paragraph" style:parent-style-name="Standard">
      <style:text-properties style:font-name="eXsE" fo:font-size="16pt" style:text-underline-style="none" officeooo:rsid="0325ec9c" officeooo:paragraph-rsid="0325ec9c" style:font-size-asian="16pt" style:font-size-complex="16pt"/>
    </style:style>
    <style:style style:name="P125" style:family="paragraph" style:parent-style-name="Standard">
      <style:text-properties style:font-name="eXsE" fo:font-size="16pt" style:text-underline-style="none" officeooo:rsid="012334f1" officeooo:paragraph-rsid="026c4bb0" style:font-size-asian="16pt" style:font-size-complex="16pt"/>
    </style:style>
    <style:style style:name="P126" style:family="paragraph" style:parent-style-name="Standard">
      <style:text-properties style:font-name="eXsE" fo:font-size="16pt" style:text-underline-style="none" officeooo:rsid="00d04bda" officeooo:paragraph-rsid="01a08757" style:font-size-asian="16pt" style:font-size-complex="16pt"/>
    </style:style>
    <style:style style:name="P127" style:family="paragraph" style:parent-style-name="Standard">
      <style:text-properties fo:font-size="16pt" officeooo:paragraph-rsid="01a08757" style:font-size-asian="16pt" style:font-size-complex="16pt"/>
    </style:style>
    <style:style style:name="P128" style:family="paragraph" style:parent-style-name="Standard">
      <style:text-properties fo:font-size="16pt" officeooo:paragraph-rsid="020c78ba" style:font-size-asian="16pt" style:font-size-complex="16pt"/>
    </style:style>
    <style:style style:name="P129" style:family="paragraph" style:parent-style-name="Table_20_Contents">
      <style:paragraph-properties fo:text-align="center" style:justify-single-word="false"/>
      <style:text-properties fo:font-size="16pt" officeooo:rsid="008d66f5" officeooo:paragraph-rsid="02c897c2" style:font-size-asian="16pt" style:font-size-complex="16pt"/>
    </style:style>
    <style:style style:name="P130" style:family="paragraph" style:parent-style-name="Table_20_Contents">
      <style:paragraph-properties fo:text-align="center" style:justify-single-word="false"/>
      <style:text-properties fo:font-size="16pt" officeooo:rsid="008db3de" officeooo:paragraph-rsid="02c897c2" style:font-size-asian="16pt" style:font-size-complex="16pt"/>
    </style:style>
    <style:style style:name="P131" style:family="paragraph" style:parent-style-name="Table_20_Contents">
      <style:paragraph-properties fo:text-align="center" style:justify-single-word="false"/>
      <style:text-properties fo:font-size="16pt" officeooo:paragraph-rsid="02c897c2" style:font-size-asian="16pt" style:font-size-complex="16pt"/>
    </style:style>
    <style:style style:name="P132" style:family="paragraph" style:parent-style-name="Table_20_Contents">
      <style:paragraph-properties fo:text-align="center" style:justify-single-word="false"/>
      <style:text-properties fo:font-size="16pt" officeooo:rsid="008ddc51" officeooo:paragraph-rsid="02c897c2" style:font-size-asian="16pt" style:font-size-complex="16pt"/>
    </style:style>
    <style:style style:name="P133" style:family="paragraph" style:parent-style-name="Table_20_Contents">
      <style:paragraph-properties fo:text-align="center" style:justify-single-word="false"/>
      <style:text-properties fo:font-size="16pt" officeooo:rsid="008e511c" officeooo:paragraph-rsid="02c897c2" style:font-size-asian="16pt" style:font-size-complex="16pt"/>
    </style:style>
    <style:style style:name="P134" style:family="paragraph" style:parent-style-name="Table_20_Contents">
      <style:paragraph-properties fo:text-align="center" style:justify-single-word="false"/>
      <style:text-properties style:font-name="essio" fo:font-size="16pt" officeooo:rsid="008db3de" officeooo:paragraph-rsid="02c897c2" style:font-size-asian="16pt" style:font-size-complex="16pt"/>
    </style:style>
    <style:style style:name="P135" style:family="paragraph" style:parent-style-name="Table_20_Contents">
      <style:paragraph-properties fo:text-align="center" style:justify-single-word="false"/>
      <style:text-properties style:font-name="essio" fo:font-size="16pt" officeooo:rsid="010d533e" officeooo:paragraph-rsid="02c897c2" style:font-size-asian="16pt" style:font-size-complex="16pt"/>
    </style:style>
    <style:style style:name="P136" style:family="paragraph" style:parent-style-name="Table_20_Contents">
      <style:paragraph-properties fo:text-align="center" style:justify-single-word="false"/>
      <style:text-properties style:font-name="essio" fo:font-size="16pt" officeooo:rsid="00255a3e" officeooo:paragraph-rsid="01a08757" style:font-size-asian="16pt" style:font-size-complex="16pt"/>
    </style:style>
    <style:style style:name="P137" style:family="paragraph" style:parent-style-name="Table_20_Contents">
      <style:paragraph-properties fo:text-align="center" style:justify-single-word="false"/>
      <style:text-properties style:font-name="essio" fo:font-size="16pt" officeooo:rsid="00c2dad4" officeooo:paragraph-rsid="01a08757" style:font-size-asian="16pt" style:font-size-complex="16pt"/>
    </style:style>
    <style:style style:name="P138" style:family="paragraph" style:parent-style-name="Table_20_Contents">
      <style:paragraph-properties fo:text-align="center" style:justify-single-word="false"/>
      <style:text-properties style:font-name="essio" fo:font-size="16pt" officeooo:rsid="029ab94c" officeooo:paragraph-rsid="029ab94c" style:font-size-asian="16pt" style:font-size-complex="16pt"/>
    </style:style>
    <style:style style:name="P139" style:family="paragraph" style:parent-style-name="Table_20_Contents">
      <style:paragraph-properties fo:text-align="center" style:justify-single-word="false"/>
      <style:text-properties style:font-name="essio" fo:font-size="16pt" officeooo:rsid="0376ea28" officeooo:paragraph-rsid="03f2abca" style:font-size-asian="16pt" style:font-size-complex="16pt"/>
    </style:style>
    <style:style style:name="P140" style:family="paragraph" style:parent-style-name="Table_20_Contents">
      <style:paragraph-properties fo:text-align="center" style:justify-single-word="false"/>
      <style:text-properties style:font-name="essio" fo:font-size="16pt" officeooo:rsid="03f2abca" officeooo:paragraph-rsid="03f2abca" style:font-size-asian="16pt" style:font-size-complex="16pt"/>
    </style:style>
    <style:style style:name="P141" style:family="paragraph" style:parent-style-name="Table_20_Contents">
      <style:paragraph-properties fo:text-align="center" style:justify-single-word="false"/>
      <style:text-properties style:font-name="eXsE" fo:font-size="16pt" officeooo:rsid="00255a3e" officeooo:paragraph-rsid="01a08757" style:font-size-asian="16pt" style:font-size-complex="16pt"/>
    </style:style>
    <style:style style:name="P142" style:family="paragraph" style:parent-style-name="Table_20_Contents">
      <style:paragraph-properties fo:text-align="center" style:justify-single-word="false"/>
      <style:text-properties style:font-name="eXsE" fo:font-size="16pt" officeooo:rsid="0118edca" officeooo:paragraph-rsid="01a08757" style:font-size-asian="16pt" style:font-size-complex="16pt"/>
    </style:style>
    <style:style style:name="P143" style:family="paragraph" style:parent-style-name="Table_20_Contents">
      <style:paragraph-properties fo:text-align="center" style:justify-single-word="false"/>
      <style:text-properties style:font-name="eXsE" fo:font-size="16pt" officeooo:rsid="01f3d31e" officeooo:paragraph-rsid="01f3d31e" style:font-size-asian="16pt" style:font-size-complex="16pt"/>
    </style:style>
    <style:style style:name="P144" style:family="paragraph" style:parent-style-name="Table_20_Contents">
      <style:paragraph-properties fo:text-align="center" style:justify-single-word="false"/>
      <style:text-properties style:font-name="eXsE" fo:font-size="16pt" officeooo:rsid="015718a2" officeooo:paragraph-rsid="01a08757" style:font-size-asian="16pt" style:font-size-complex="16pt"/>
    </style:style>
    <style:style style:name="P145" style:family="paragraph" style:parent-style-name="Table_20_Contents">
      <style:paragraph-properties fo:text-align="center" style:justify-single-word="false"/>
      <style:text-properties style:font-name="eXsE" fo:font-size="16pt" officeooo:rsid="0114d6f7" officeooo:paragraph-rsid="01a08757" style:font-size-asian="16pt" style:font-size-complex="16pt"/>
    </style:style>
    <style:style style:name="P146" style:family="paragraph" style:parent-style-name="Standard">
      <style:text-properties style:font-name="essio" fo:font-size="16pt" style:text-underline-style="none" officeooo:rsid="02ce3329" officeooo:paragraph-rsid="040fa2e3" style:font-size-asian="16pt" style:font-size-complex="16pt"/>
    </style:style>
    <style:style style:name="P147" style:family="paragraph" style:parent-style-name="Standard">
      <style:text-properties style:font-name="essio" fo:font-size="16pt" style:text-underline-style="none" officeooo:rsid="03a79e6e" officeooo:paragraph-rsid="03a79e6e" style:font-size-asian="16pt" style:font-size-complex="16pt"/>
    </style:style>
    <style:style style:name="P148" style:family="paragraph" style:parent-style-name="Standard">
      <style:text-properties style:font-name="essio" fo:font-size="16pt" style:text-underline-style="none" officeooo:rsid="010a3485" officeooo:paragraph-rsid="035f77ae" style:font-size-asian="16pt" style:font-size-complex="16pt"/>
    </style:style>
    <style:style style:name="P149" style:family="paragraph" style:parent-style-name="Standard">
      <style:paragraph-properties fo:text-align="center" style:justify-single-word="false"/>
      <style:text-properties style:font-name="essio" fo:font-size="16pt" officeooo:rsid="00b7127c" officeooo:paragraph-rsid="043b5970" style:font-size-asian="16pt" style:font-size-complex="16pt"/>
    </style:style>
    <style:style style:name="P150" style:family="paragraph" style:parent-style-name="Standard">
      <style:paragraph-properties fo:text-align="center" style:justify-single-word="false"/>
      <style:text-properties style:font-name="essio" fo:font-size="16pt" officeooo:rsid="00eaf781" officeooo:paragraph-rsid="043b5970" style:font-size-asian="16pt" style:font-size-complex="16pt"/>
    </style:style>
    <style:style style:name="P151" style:family="paragraph" style:parent-style-name="Standard">
      <style:paragraph-properties fo:text-align="center" style:justify-single-word="false"/>
      <style:text-properties style:font-name="essio" fo:font-size="16pt" officeooo:rsid="04321c04" officeooo:paragraph-rsid="04321c04" style:font-size-asian="16pt" style:font-size-complex="16pt"/>
    </style:style>
    <style:style style:name="P152" style:family="paragraph" style:parent-style-name="Standard">
      <style:paragraph-properties fo:text-align="center" style:justify-single-word="false"/>
      <style:text-properties style:font-name="essio" fo:font-size="16pt" officeooo:rsid="04358656" officeooo:paragraph-rsid="04358656" style:font-size-asian="16pt" style:font-size-complex="16pt"/>
    </style:style>
    <style:style style:name="P153" style:family="paragraph" style:parent-style-name="Standard">
      <style:paragraph-properties fo:text-align="center" style:justify-single-word="false"/>
      <style:text-properties style:font-name="essio" fo:font-size="16pt" officeooo:rsid="00af901d" officeooo:paragraph-rsid="00af901d" style:font-size-asian="16pt" style:font-size-complex="16pt"/>
    </style:style>
    <style:style style:name="P154" style:family="paragraph" style:parent-style-name="Standard">
      <style:paragraph-properties fo:text-align="center" style:justify-single-word="false"/>
      <style:text-properties style:font-name="essio" fo:font-size="16pt" officeooo:rsid="017fda2a" officeooo:paragraph-rsid="017fda2a" style:font-size-asian="16pt" style:font-size-complex="16pt"/>
    </style:style>
    <style:style style:name="P155" style:family="paragraph" style:parent-style-name="Standard">
      <style:text-properties style:font-name="DejaVu Sans" fo:font-size="16pt" style:text-underline-style="none" officeooo:rsid="03096517" officeooo:paragraph-rsid="03096517" style:font-size-asian="16pt" style:font-size-complex="16pt"/>
    </style:style>
    <style:style style:name="P156" style:family="paragraph" style:parent-style-name="Standard">
      <style:text-properties style:font-name="DejaVu Sans" fo:font-size="16pt" officeooo:rsid="00fc0d14" officeooo:paragraph-rsid="020c78ba" style:font-size-asian="16pt" style:font-size-complex="16pt"/>
    </style:style>
    <style:style style:name="P157" style:family="paragraph" style:parent-style-name="Standard">
      <style:paragraph-properties fo:text-align="center" style:justify-single-word="false"/>
      <style:text-properties style:font-name="DejaVu Sans" fo:font-size="16pt" officeooo:rsid="04322195" officeooo:paragraph-rsid="04322195" style:font-size-asian="16pt" style:font-size-complex="16pt"/>
    </style:style>
    <style:style style:name="P158" style:family="paragraph" style:parent-style-name="Standard">
      <style:paragraph-properties fo:text-align="center" style:justify-single-word="false"/>
      <style:text-properties style:font-name="DejaVu Sans" fo:font-size="16pt" officeooo:rsid="0433b486" officeooo:paragraph-rsid="0433b486" style:font-size-asian="16pt" style:font-size-complex="16pt"/>
    </style:style>
    <style:style style:name="P159" style:family="paragraph" style:parent-style-name="Standard">
      <style:paragraph-properties fo:text-align="center" style:justify-single-word="false"/>
      <style:text-properties style:font-name="DejaVu Sans" fo:font-size="16pt" officeooo:rsid="04358656" officeooo:paragraph-rsid="04358656" style:font-size-asian="16pt" style:font-size-complex="16pt"/>
    </style:style>
    <style:style style:name="P160" style:family="paragraph" style:parent-style-name="Standard">
      <style:paragraph-properties fo:text-align="center" style:justify-single-word="false"/>
      <style:text-properties style:font-name="DejaVu Sans" fo:font-size="16pt" officeooo:rsid="017fda2a" officeooo:paragraph-rsid="017fda2a" style:font-size-asian="16pt" style:font-size-complex="16pt"/>
    </style:style>
    <style:style style:name="P161" style:family="paragraph" style:parent-style-name="Standard">
      <style:paragraph-properties fo:text-align="center" style:justify-single-word="false"/>
      <style:text-properties style:font-name="DejaVu Sans" fo:font-size="16pt" officeooo:rsid="00e39033" officeooo:paragraph-rsid="00e39033" style:font-size-asian="16pt" style:font-size-complex="16pt"/>
    </style:style>
    <style:style style:name="P162" style:family="paragraph" style:parent-style-name="Standard">
      <style:paragraph-properties fo:text-align="center" style:justify-single-word="false"/>
      <style:text-properties style:font-name="DejaVu Sans" fo:font-size="16pt" officeooo:rsid="01480274" officeooo:paragraph-rsid="01480274" style:font-size-asian="16pt" style:font-size-complex="16pt"/>
    </style:style>
    <style:style style:name="P163" style:family="paragraph" style:parent-style-name="Standard">
      <style:paragraph-properties fo:text-align="center" style:justify-single-word="false"/>
      <style:text-properties style:font-name="DejaVu Sans" fo:font-size="16pt" officeooo:rsid="00af901d" officeooo:paragraph-rsid="00af901d" style:font-size-asian="16pt" style:font-size-complex="16pt"/>
    </style:style>
    <style:style style:name="P164" style:family="paragraph" style:parent-style-name="Standard">
      <style:paragraph-properties fo:text-align="center" style:justify-single-word="false"/>
      <style:text-properties style:font-name="DejaVu Sans" fo:font-size="16pt" fo:font-weight="bold" officeooo:rsid="00b7127c" officeooo:paragraph-rsid="043b5970" style:font-size-asian="16pt" style:font-weight-asian="bold" style:font-size-complex="16pt" style:font-weight-complex="bold"/>
    </style:style>
    <style:style style:name="P165" style:family="paragraph" style:parent-style-name="Standard">
      <style:paragraph-properties fo:text-align="center" style:justify-single-word="false"/>
      <style:text-properties style:font-name="DejaVu Sans" fo:font-size="16pt" fo:font-weight="bold" officeooo:rsid="00eaf781" officeooo:paragraph-rsid="043b5970" style:font-size-asian="16pt" style:font-weight-asian="bold" style:font-size-complex="16pt" style:font-weight-complex="bold"/>
    </style:style>
    <style:style style:name="P166" style:family="paragraph" style:parent-style-name="Standard">
      <style:paragraph-properties fo:text-align="center" style:justify-single-word="false"/>
      <style:text-properties style:font-name="DejaVu Sans" fo:font-size="16pt" fo:font-weight="bold" officeooo:rsid="04322195" officeooo:paragraph-rsid="04322195" style:font-size-asian="16pt" style:font-weight-asian="bold" style:font-size-complex="16pt" style:font-weight-complex="bold"/>
    </style:style>
    <style:style style:name="P167" style:family="paragraph" style:parent-style-name="Standard">
      <style:paragraph-properties fo:text-align="center" style:justify-single-word="false"/>
      <style:text-properties style:font-name="DejaVu Sans" fo:font-size="16pt" fo:font-weight="bold" officeooo:rsid="0433b486" officeooo:paragraph-rsid="0433b486" style:font-size-asian="16pt" style:font-weight-asian="bold" style:font-size-complex="16pt" style:font-weight-complex="bold"/>
    </style:style>
    <style:style style:name="P168" style:family="paragraph" style:parent-style-name="Standard">
      <style:text-properties style:font-name="eXsE" fo:font-size="16pt" officeooo:rsid="0044d4e9" officeooo:paragraph-rsid="04321c04" style:font-size-asian="16pt" style:font-size-complex="16pt"/>
    </style:style>
    <style:style style:name="P169" style:family="paragraph" style:parent-style-name="Standard">
      <style:text-properties style:font-name="eXsE" fo:font-size="16pt" officeooo:rsid="0044d4e9" officeooo:paragraph-rsid="043b5970" style:font-size-asian="16pt" style:font-size-complex="16pt"/>
    </style:style>
    <style:style style:name="P170" style:family="paragraph" style:parent-style-name="Standard">
      <style:text-properties style:font-name="eXsE" fo:font-size="16pt" officeooo:rsid="00dd7d16" officeooo:paragraph-rsid="01a08757" style:font-size-asian="16pt" style:font-size-complex="16pt"/>
    </style:style>
    <style:style style:name="P171" style:family="paragraph" style:parent-style-name="Standard">
      <style:text-properties style:font-name="eXsE" fo:font-size="16pt" officeooo:rsid="043e719c" officeooo:paragraph-rsid="043e719c" style:font-size-asian="16pt" style:font-size-complex="16pt"/>
    </style:style>
    <style:style style:name="P172" style:family="paragraph" style:parent-style-name="Standard">
      <style:text-properties style:font-name="eXsE" fo:font-size="16pt" officeooo:rsid="0447534d" officeooo:paragraph-rsid="0447534d" style:font-size-asian="16pt" style:font-size-complex="16pt"/>
    </style:style>
    <style:style style:name="P173" style:family="paragraph" style:parent-style-name="Standard">
      <style:text-properties style:font-name="DejaVu Sans" fo:font-size="16pt" officeooo:rsid="0044d4e9" officeooo:paragraph-rsid="0006d094" style:font-size-asian="16pt" style:font-size-complex="16pt"/>
    </style:style>
    <style:style style:name="P174" style:family="paragraph" style:parent-style-name="Standard">
      <style:text-properties style:font-name="DejaVu Sans" fo:font-size="16pt" officeooo:rsid="0044d4e9" officeooo:paragraph-rsid="043b5970" style:font-size-asian="16pt" style:font-size-complex="16pt"/>
    </style:style>
    <style:style style:name="T1" style:family="text">
      <style:text-properties style:font-name="eXsE"/>
    </style:style>
    <style:style style:name="T2" style:family="text">
      <style:text-properties style:font-name="eXsE" officeooo:rsid="002f4463"/>
    </style:style>
    <style:style style:name="T3" style:family="text">
      <style:text-properties style:font-name="eXsE" officeooo:rsid="01052053"/>
    </style:style>
    <style:style style:name="T4" style:family="text">
      <style:text-properties style:font-name="eXsE" style:text-underline-style="none" officeooo:rsid="004c3bf4"/>
    </style:style>
    <style:style style:name="T5" style:family="text">
      <style:text-properties style:font-name="DejaVu Sans"/>
    </style:style>
    <style:style style:name="T6" style:family="text">
      <style:text-properties style:font-name="DejaVu Sans" officeooo:rsid="002d842b"/>
    </style:style>
    <style:style style:name="T7" style:family="text">
      <style:text-properties style:font-name="DejaVu Sans" officeooo:rsid="002f4463"/>
    </style:style>
    <style:style style:name="T8" style:family="text">
      <style:text-properties style:font-name="DejaVu Sans" officeooo:rsid="003b249e"/>
    </style:style>
    <style:style style:name="T9" style:family="text">
      <style:text-properties style:font-name="DejaVu Sans" officeooo:rsid="0034292e"/>
    </style:style>
    <style:style style:name="T10" style:family="text">
      <style:text-properties style:font-name="DejaVu Sans" officeooo:rsid="00462f92"/>
    </style:style>
    <style:style style:name="T11" style:family="text">
      <style:text-properties style:font-name="DejaVu Sans" officeooo:rsid="00560f70"/>
    </style:style>
    <style:style style:name="T12" style:family="text">
      <style:text-properties style:font-name="DejaVu Sans" officeooo:rsid="00628e40"/>
    </style:style>
    <style:style style:name="T13" style:family="text">
      <style:text-properties style:font-name="DejaVu Sans" officeooo:rsid="00645de8"/>
    </style:style>
    <style:style style:name="T14" style:family="text">
      <style:text-properties style:font-name="DejaVu Sans" officeooo:rsid="0069769f"/>
    </style:style>
    <style:style style:name="T15" style:family="text">
      <style:text-properties style:font-name="DejaVu Sans" officeooo:rsid="006a1b65"/>
    </style:style>
    <style:style style:name="T16" style:family="text">
      <style:text-properties style:font-name="DejaVu Sans" officeooo:rsid="006ab3fe"/>
    </style:style>
    <style:style style:name="T17" style:family="text">
      <style:text-properties style:font-name="DejaVu Sans" officeooo:rsid="00d04bda"/>
    </style:style>
    <style:style style:name="T18" style:family="text">
      <style:text-properties style:font-name="DejaVu Sans" officeooo:rsid="00efbc57"/>
    </style:style>
    <style:style style:name="T19" style:family="text">
      <style:text-properties style:font-name="DejaVu Sans" officeooo:rsid="00f30755"/>
    </style:style>
    <style:style style:name="T20" style:family="text">
      <style:text-properties style:font-name="DejaVu Sans" officeooo:rsid="00f3d66a"/>
    </style:style>
    <style:style style:name="T21" style:family="text">
      <style:text-properties style:font-name="DejaVu Sans" officeooo:rsid="00fc0d14"/>
    </style:style>
    <style:style style:name="T22" style:family="text">
      <style:text-properties style:font-name="DejaVu Sans" officeooo:rsid="005ceb8e"/>
    </style:style>
    <style:style style:name="T23" style:family="text">
      <style:text-properties style:font-name="DejaVu Sans" officeooo:rsid="007c8733"/>
    </style:style>
    <style:style style:name="T24" style:family="text">
      <style:text-properties style:font-name="DejaVu Sans" officeooo:rsid="007f892a"/>
    </style:style>
    <style:style style:name="T25" style:family="text">
      <style:text-properties style:font-name="DejaVu Sans" officeooo:rsid="010a3485"/>
    </style:style>
    <style:style style:name="T26" style:family="text">
      <style:text-properties style:font-name="DejaVu Sans" officeooo:rsid="0112f06a"/>
    </style:style>
    <style:style style:name="T27" style:family="text">
      <style:text-properties style:font-name="DejaVu Sans" officeooo:rsid="0114d6f7"/>
    </style:style>
    <style:style style:name="T28" style:family="text">
      <style:text-properties style:font-name="DejaVu Sans" officeooo:rsid="01404628"/>
    </style:style>
    <style:style style:name="T29" style:family="text">
      <style:text-properties style:font-name="DejaVu Sans" officeooo:rsid="01422811"/>
    </style:style>
    <style:style style:name="T30" style:family="text">
      <style:text-properties style:font-name="DejaVu Sans" officeooo:rsid="0144d3c5"/>
    </style:style>
    <style:style style:name="T31" style:family="text">
      <style:text-properties style:font-name="DejaVu Sans" officeooo:rsid="0145959a"/>
    </style:style>
    <style:style style:name="T32" style:family="text">
      <style:text-properties style:font-name="DejaVu Sans" officeooo:rsid="015db1d7"/>
    </style:style>
    <style:style style:name="T33" style:family="text">
      <style:text-properties style:font-name="DejaVu Sans" style:text-underline-style="none"/>
    </style:style>
    <style:style style:name="T34" style:family="text">
      <style:text-properties style:font-name="DejaVu Sans" style:text-underline-style="none" officeooo:rsid="00f86457"/>
    </style:style>
    <style:style style:name="T35" style:family="text">
      <style:text-properties style:font-name="DejaVu Sans" style:text-underline-style="none" officeooo:rsid="00fa45d7"/>
    </style:style>
    <style:style style:name="T36" style:family="text">
      <style:text-properties style:font-name="DejaVu Sans" officeooo:rsid="01876427"/>
    </style:style>
    <style:style style:name="T37" style:family="text">
      <style:text-properties style:font-name="DejaVu Sans" officeooo:rsid="01699dff"/>
    </style:style>
    <style:style style:name="T38" style:family="text">
      <style:text-properties style:font-name="DejaVu Sans" officeooo:rsid="01916cb1"/>
    </style:style>
    <style:style style:name="T39" style:family="text">
      <style:text-properties style:font-name="DejaVu Sans" officeooo:rsid="01ff4ddd"/>
    </style:style>
    <style:style style:name="T40" style:family="text">
      <style:text-properties style:font-name="DejaVu Sans" officeooo:rsid="021128de"/>
    </style:style>
    <style:style style:name="T41" style:family="text">
      <style:text-properties style:font-name="DejaVu Sans" officeooo:rsid="0215b1a8"/>
    </style:style>
    <style:style style:name="T42" style:family="text">
      <style:text-properties style:font-name="DejaVu Sans" officeooo:rsid="02175c65"/>
    </style:style>
    <style:style style:name="T43" style:family="text">
      <style:text-properties style:font-name="DejaVu Sans" officeooo:rsid="025982c1"/>
    </style:style>
    <style:style style:name="T44" style:family="text">
      <style:text-properties style:font-name="DejaVu Sans" officeooo:rsid="0263714d"/>
    </style:style>
    <style:style style:name="T45" style:family="text">
      <style:text-properties style:font-name="DejaVu Sans" officeooo:rsid="026647cc"/>
    </style:style>
    <style:style style:name="T46" style:family="text">
      <style:text-properties style:font-name="DejaVu Sans" officeooo:rsid="02adbabf"/>
    </style:style>
    <style:style style:name="T47" style:family="text">
      <style:text-properties style:font-name="DejaVu Sans" officeooo:rsid="031873e7"/>
    </style:style>
    <style:style style:name="T48" style:family="text">
      <style:text-properties style:font-name="DejaVu Sans" officeooo:rsid="0354344b"/>
    </style:style>
    <style:style style:name="T49" style:family="text">
      <style:text-properties style:font-name="DejaVu Sans" officeooo:rsid="03085e52"/>
    </style:style>
    <style:style style:name="T50" style:family="text">
      <style:text-properties style:font-name="DejaVu Sans" officeooo:rsid="0313388b"/>
    </style:style>
    <style:style style:name="T51" style:family="text">
      <style:text-properties style:font-name="DejaVu Sans" officeooo:rsid="038114e8"/>
    </style:style>
    <style:style style:name="T52" style:family="text">
      <style:text-properties style:font-name="DejaVu Sans" officeooo:rsid="03832228"/>
    </style:style>
    <style:style style:name="T53" style:family="text">
      <style:text-properties style:font-name="DejaVu Sans" officeooo:rsid="03bc2088"/>
    </style:style>
    <style:style style:name="T54" style:family="text">
      <style:text-properties style:font-name="DejaVu Sans" officeooo:rsid="04222e79"/>
    </style:style>
    <style:style style:name="T55" style:family="text">
      <style:text-properties officeooo:rsid="00409e9e"/>
    </style:style>
    <style:style style:name="T56" style:family="text">
      <style:text-properties style:text-underline-style="none"/>
    </style:style>
    <style:style style:name="T57" style:family="text">
      <style:text-properties style:text-underline-style="none" officeooo:rsid="006d48ee"/>
    </style:style>
    <style:style style:name="T58" style:family="text">
      <style:text-properties style:text-underline-style="none" officeooo:rsid="016c7041"/>
    </style:style>
    <style:style style:name="T59" style:family="text">
      <style:text-properties style:text-underline-style="none" officeooo:rsid="0171317d"/>
    </style:style>
    <style:style style:name="T60" style:family="text">
      <style:text-properties style:text-underline-style="none" officeooo:rsid="00628e40"/>
    </style:style>
    <style:style style:name="T61" style:family="text">
      <style:text-properties style:text-underline-style="none" officeooo:rsid="0273dd29"/>
    </style:style>
    <style:style style:name="T62" style:family="text">
      <style:text-properties style:text-underline-style="none" officeooo:rsid="029314ac"/>
    </style:style>
    <style:style style:name="T63" style:family="text">
      <style:text-properties style:text-underline-style="none" officeooo:rsid="0296f091"/>
    </style:style>
    <style:style style:name="T64" style:family="text">
      <style:text-properties style:text-underline-style="none" officeooo:rsid="02972815"/>
    </style:style>
    <style:style style:name="T65" style:family="text">
      <style:text-properties style:text-underline-style="none" officeooo:rsid="02c1f7c6"/>
    </style:style>
    <style:style style:name="T66" style:family="text">
      <style:text-properties style:text-underline-style="none" officeooo:rsid="02c42fe5"/>
    </style:style>
    <style:style style:name="T67" style:family="text">
      <style:text-properties style:text-underline-style="none" officeooo:rsid="035f77ae"/>
    </style:style>
    <style:style style:name="T68" style:family="text">
      <style:text-properties style:text-underline-style="none" officeooo:rsid="0367932d"/>
    </style:style>
    <style:style style:name="T69" style:family="text">
      <style:text-properties style:text-underline-style="none" officeooo:rsid="03688361"/>
    </style:style>
    <style:style style:name="T70" style:family="text">
      <style:text-properties style:text-underline-style="none" officeooo:rsid="039d3f76"/>
    </style:style>
    <style:style style:name="T71" style:family="text">
      <style:text-properties style:text-underline-style="none" officeooo:rsid="03a9b498"/>
    </style:style>
    <style:style style:name="T72" style:family="text">
      <style:text-properties style:text-underline-style="none" officeooo:rsid="016deff9"/>
    </style:style>
    <style:style style:name="T73" style:family="text">
      <style:text-properties style:text-underline-style="none" officeooo:rsid="03ab5aad"/>
    </style:style>
    <style:style style:name="T74" style:family="text">
      <style:text-properties style:text-underline-style="none" officeooo:rsid="03c8655a"/>
    </style:style>
    <style:style style:name="T75" style:family="text">
      <style:text-properties style:text-underline-style="none" officeooo:rsid="03ca3850"/>
    </style:style>
    <style:style style:name="T76" style:family="text">
      <style:text-properties style:text-underline-style="none" officeooo:rsid="03f70ee0"/>
    </style:style>
    <style:style style:name="T77" style:family="text">
      <style:text-properties officeooo:rsid="00914f75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officeooo:rsid="02aeb119" style:font-weight-asian="bold" style:font-weight-complex="bold"/>
    </style:style>
    <style:style style:name="T80" style:family="text">
      <style:text-properties fo:font-weight="normal" style:font-weight-asian="normal" style:font-weight-complex="normal"/>
    </style:style>
    <style:style style:name="T81" style:family="text">
      <style:text-properties fo:font-weight="normal" officeooo:rsid="00b3aae6" style:font-weight-asian="normal" style:font-weight-complex="normal"/>
    </style:style>
    <style:style style:name="T82" style:family="text">
      <style:text-properties fo:font-weight="normal" officeooo:rsid="00b56708" style:font-weight-asian="normal" style:font-weight-complex="normal"/>
    </style:style>
    <style:style style:name="T83" style:family="text">
      <style:text-properties fo:font-weight="normal" officeooo:rsid="00bb606c" style:font-weight-asian="normal" style:font-weight-complex="normal"/>
    </style:style>
    <style:style style:name="T84" style:family="text">
      <style:text-properties fo:font-weight="normal" officeooo:rsid="00e13b86" style:font-weight-asian="normal" style:font-weight-complex="normal"/>
    </style:style>
    <style:style style:name="T85" style:family="text">
      <style:text-properties fo:font-weight="normal" officeooo:rsid="00e68aab" style:font-weight-asian="normal" style:font-weight-complex="normal"/>
    </style:style>
    <style:style style:name="T86" style:family="text">
      <style:text-properties fo:font-weight="normal" officeooo:rsid="02aeb119" style:font-weight-asian="normal" style:font-weight-complex="normal"/>
    </style:style>
    <style:style style:name="T87" style:family="text">
      <style:text-properties fo:font-weight="normal" officeooo:rsid="02b141ec" style:font-weight-asian="normal" style:font-weight-complex="normal"/>
    </style:style>
    <style:style style:name="T88" style:family="text">
      <style:text-properties officeooo:rsid="00b010cf"/>
    </style:style>
    <style:style style:name="T89" style:family="text">
      <style:text-properties officeooo:rsid="00b7127c"/>
    </style:style>
    <style:style style:name="T90" style:family="text">
      <style:text-properties officeooo:rsid="00ba4853"/>
    </style:style>
    <style:style style:name="T91" style:family="text">
      <style:text-properties officeooo:rsid="01052053"/>
    </style:style>
    <style:style style:name="T92" style:family="text">
      <style:text-properties officeooo:rsid="010d533e"/>
    </style:style>
    <style:style style:name="T93" style:family="text">
      <style:text-properties officeooo:rsid="01255848"/>
    </style:style>
    <style:style style:name="T94" style:family="text">
      <style:text-properties officeooo:rsid="0133c8e8"/>
    </style:style>
    <style:style style:name="T95" style:family="text">
      <style:text-properties officeooo:rsid="013520c4"/>
    </style:style>
    <style:style style:name="T96" style:family="text">
      <style:text-properties officeooo:rsid="005ceb8e"/>
    </style:style>
    <style:style style:name="T97" style:family="text">
      <style:text-properties officeooo:rsid="01750d8f"/>
    </style:style>
    <style:style style:name="T98" style:family="text">
      <style:text-properties officeooo:rsid="01916cb1"/>
    </style:style>
    <style:style style:name="T99" style:family="text">
      <style:text-properties officeooo:rsid="0081a6a3"/>
    </style:style>
    <style:style style:name="T100" style:family="text">
      <style:text-properties officeooo:rsid="01a79071"/>
    </style:style>
    <style:style style:name="T101" style:family="text">
      <style:text-properties officeooo:rsid="01a99c17"/>
    </style:style>
    <style:style style:name="T102" style:family="text">
      <style:text-properties officeooo:rsid="01ab0c2e"/>
    </style:style>
    <style:style style:name="T103" style:family="text">
      <style:text-properties officeooo:rsid="01c42c31"/>
    </style:style>
    <style:style style:name="T104" style:family="text">
      <style:text-properties style:font-name="essio"/>
    </style:style>
    <style:style style:name="T105" style:family="text">
      <style:text-properties style:font-name="essio" officeooo:rsid="009314c8"/>
    </style:style>
    <style:style style:name="T106" style:family="text">
      <style:text-properties style:font-name="essio" officeooo:rsid="00923ce2"/>
    </style:style>
    <style:style style:name="T107" style:family="text">
      <style:text-properties style:font-name="essio" officeooo:rsid="00914f75"/>
    </style:style>
    <style:style style:name="T108" style:family="text">
      <style:text-properties style:font-name="essio" officeooo:rsid="013ada7f"/>
    </style:style>
    <style:style style:name="T109" style:family="text">
      <style:text-properties style:font-name="essio" officeooo:rsid="0101024d"/>
    </style:style>
    <style:style style:name="T110" style:family="text">
      <style:text-properties style:font-name="essio" officeooo:rsid="0199130e"/>
    </style:style>
    <style:style style:name="T111" style:family="text">
      <style:text-properties style:font-name="essio" officeooo:rsid="01947c2f"/>
    </style:style>
    <style:style style:name="T112" style:family="text">
      <style:text-properties style:font-name="essio" officeooo:rsid="0080d648"/>
    </style:style>
    <style:style style:name="T113" style:family="text">
      <style:text-properties style:font-name="essio" officeooo:rsid="0100bf72"/>
    </style:style>
    <style:style style:name="T114" style:family="text">
      <style:text-properties style:font-name="essio" style:text-underline-style="none"/>
    </style:style>
    <style:style style:name="T115" style:family="text">
      <style:text-properties style:font-name="essio" style:text-underline-style="none" officeooo:rsid="00914f75"/>
    </style:style>
    <style:style style:name="T116" style:family="text">
      <style:text-properties style:font-name="essio" style:text-underline-style="none" officeooo:rsid="008db3de"/>
    </style:style>
    <style:style style:name="T117" style:family="text">
      <style:text-properties style:font-name="essio" style:text-underline-style="none" officeooo:rsid="018ea4e2"/>
    </style:style>
    <style:style style:name="T118" style:family="text">
      <style:text-properties style:font-name="essio" style:text-underline-style="none" officeooo:rsid="01fc524f"/>
    </style:style>
    <style:style style:name="T119" style:family="text">
      <style:text-properties style:font-name="essio" style:text-underline-style="none" officeooo:rsid="004c3bf4"/>
    </style:style>
    <style:style style:name="T120" style:family="text">
      <style:text-properties style:font-name="essio" style:text-underline-style="none" officeooo:rsid="027328e3"/>
    </style:style>
    <style:style style:name="T121" style:family="text">
      <style:text-properties style:font-name="essio" style:text-underline-style="none" officeooo:rsid="02b8fb94"/>
    </style:style>
    <style:style style:name="T122" style:family="text">
      <style:text-properties style:font-name="essio" style:text-underline-style="none" officeooo:rsid="02f2ae8e"/>
    </style:style>
    <style:style style:name="T123" style:family="text">
      <style:text-properties style:font-name="essio" style:text-underline-style="none" officeooo:rsid="034effa7"/>
    </style:style>
    <style:style style:name="T124" style:family="text">
      <style:text-properties style:font-name="essio" style:text-underline-style="none" officeooo:rsid="034fb306"/>
    </style:style>
    <style:style style:name="T125" style:family="text">
      <style:text-properties style:font-name="essio" officeooo:rsid="01876427"/>
    </style:style>
    <style:style style:name="T126" style:family="text">
      <style:text-properties style:font-name="essio" officeooo:rsid="012e99f1"/>
    </style:style>
    <style:style style:name="T127" style:family="text">
      <style:text-properties style:font-name="essio" officeooo:rsid="01699dff"/>
    </style:style>
    <style:style style:name="T128" style:family="text">
      <style:text-properties style:font-name="essio" officeooo:rsid="018d9adc"/>
    </style:style>
    <style:style style:name="T129" style:family="text">
      <style:text-properties style:font-name="essio" officeooo:rsid="018ea4e2"/>
    </style:style>
    <style:style style:name="T130" style:family="text">
      <style:text-properties style:font-name="essio" officeooo:rsid="002d842b"/>
    </style:style>
    <style:style style:name="T131" style:family="text">
      <style:text-properties style:font-name="essio" officeooo:rsid="002f4463"/>
    </style:style>
    <style:style style:name="T132" style:family="text">
      <style:text-properties style:font-name="essio" officeooo:rsid="01409699"/>
    </style:style>
    <style:style style:name="T133" style:family="text">
      <style:text-properties style:font-name="essio" officeooo:rsid="01633155"/>
    </style:style>
    <style:style style:name="T134" style:family="text">
      <style:text-properties style:font-name="essio" officeooo:rsid="020bba62"/>
    </style:style>
    <style:style style:name="T135" style:family="text">
      <style:text-properties style:font-name="essio" officeooo:rsid="020c78ba"/>
    </style:style>
    <style:style style:name="T136" style:family="text">
      <style:text-properties style:font-name="essio" officeooo:rsid="01422811"/>
    </style:style>
    <style:style style:name="T137" style:family="text">
      <style:text-properties style:font-name="essio" officeooo:rsid="0033fe9c"/>
    </style:style>
    <style:style style:name="T138" style:family="text">
      <style:text-properties style:font-name="essio" officeooo:rsid="01ecb6bf"/>
    </style:style>
    <style:style style:name="T139" style:family="text">
      <style:text-properties style:font-name="essio" officeooo:rsid="0228f73b"/>
    </style:style>
    <style:style style:name="T140" style:family="text">
      <style:text-properties style:font-name="essio" officeooo:rsid="01916cb1"/>
    </style:style>
    <style:style style:name="T141" style:family="text">
      <style:text-properties style:font-name="essio" officeooo:rsid="0273dd29"/>
    </style:style>
    <style:style style:name="T142" style:family="text">
      <style:text-properties style:font-name="essio" officeooo:rsid="02848b98"/>
    </style:style>
    <style:style style:name="T143" style:family="text">
      <style:text-properties style:font-name="essio" officeooo:rsid="0297b8bf"/>
    </style:style>
    <style:style style:name="T144" style:family="text">
      <style:text-properties style:font-name="essio" officeooo:rsid="02982f09"/>
    </style:style>
    <style:style style:name="T145" style:family="text">
      <style:text-properties style:font-name="essio" officeooo:rsid="029a026f"/>
    </style:style>
    <style:style style:name="T146" style:family="text">
      <style:text-properties style:font-name="essio" officeooo:rsid="02a1a2a1"/>
    </style:style>
    <style:style style:name="T147" style:family="text">
      <style:text-properties style:font-name="essio" officeooo:rsid="02b65a81"/>
    </style:style>
    <style:style style:name="T148" style:family="text">
      <style:text-properties style:font-name="essio" officeooo:rsid="02b7a9fc"/>
    </style:style>
    <style:style style:name="T149" style:family="text">
      <style:text-properties style:font-name="essio" officeooo:rsid="02e237cc"/>
    </style:style>
    <style:style style:name="T150" style:family="text">
      <style:text-properties style:font-name="essio" officeooo:rsid="02f46856"/>
    </style:style>
    <style:style style:name="T151" style:family="text">
      <style:text-properties style:font-name="essio" officeooo:rsid="03490b64"/>
    </style:style>
    <style:style style:name="T152" style:family="text">
      <style:text-properties style:font-name="essio" officeooo:rsid="034948a5"/>
    </style:style>
    <style:style style:name="T153" style:family="text">
      <style:text-properties style:font-name="essio" officeooo:rsid="034b0044"/>
    </style:style>
    <style:style style:name="T154" style:family="text">
      <style:text-properties style:font-name="essio" officeooo:rsid="0306a013"/>
    </style:style>
    <style:style style:name="T155" style:family="text">
      <style:text-properties style:font-name="essio" officeooo:rsid="0313388b"/>
    </style:style>
    <style:style style:name="T156" style:family="text">
      <style:text-properties style:font-name="essio" officeooo:rsid="033776db"/>
    </style:style>
    <style:style style:name="T157" style:family="text">
      <style:text-properties style:font-name="essio" officeooo:rsid="03688361"/>
    </style:style>
    <style:style style:name="T158" style:family="text">
      <style:text-properties style:font-name="essio" officeooo:rsid="037b2810"/>
    </style:style>
    <style:style style:name="T159" style:family="text">
      <style:text-properties style:font-name="essio" officeooo:rsid="039d3f76"/>
    </style:style>
    <style:style style:name="T160" style:family="text">
      <style:text-properties style:font-name="essio" officeooo:rsid="03f32321"/>
    </style:style>
    <style:style style:name="T161" style:family="text">
      <style:text-properties style:font-name="essio" officeooo:rsid="03f45651"/>
    </style:style>
    <style:style style:name="T162" style:family="text">
      <style:text-properties style:font-name="essio" officeooo:rsid="041562eb"/>
    </style:style>
    <style:style style:name="T163" style:family="text">
      <style:text-properties style:font-name="essio" officeooo:rsid="041637c6"/>
    </style:style>
    <style:style style:name="T164" style:family="text">
      <style:text-properties style:font-name="essio" officeooo:rsid="04242431"/>
    </style:style>
    <style:style style:name="T165" style:family="text">
      <style:text-properties style:font-name="essio" officeooo:rsid="0427c447"/>
    </style:style>
    <style:style style:name="T166" style:family="text">
      <style:text-properties officeooo:rsid="021f309f"/>
    </style:style>
    <style:style style:name="T167" style:family="text">
      <style:text-properties officeooo:rsid="022d4e7a"/>
    </style:style>
    <style:style style:name="T168" style:family="text">
      <style:text-properties officeooo:rsid="023b7ea4"/>
    </style:style>
    <style:style style:name="T169" style:family="text">
      <style:text-properties officeooo:rsid="025b8cd8"/>
    </style:style>
    <style:style style:name="T170" style:family="text">
      <style:text-properties officeooo:rsid="025d1d3e"/>
    </style:style>
    <style:style style:name="T171" style:family="text">
      <style:text-properties officeooo:rsid="026e0b94"/>
    </style:style>
    <style:style style:name="T172" style:family="text">
      <style:text-properties officeooo:rsid="027d0c8e"/>
    </style:style>
    <style:style style:name="T173" style:family="text">
      <style:text-properties officeooo:rsid="028b86b5"/>
    </style:style>
    <style:style style:name="T174" style:family="text">
      <style:text-properties officeooo:rsid="029174a9"/>
    </style:style>
    <style:style style:name="T175" style:family="text">
      <style:text-properties officeooo:rsid="0294cff6"/>
    </style:style>
    <style:style style:name="T176" style:family="text">
      <style:text-properties officeooo:rsid="02b98b2f"/>
    </style:style>
    <style:style style:name="T177" style:family="text">
      <style:text-properties officeooo:rsid="006d48ee"/>
    </style:style>
    <style:style style:name="T178" style:family="text">
      <style:text-properties officeooo:rsid="02d39f21"/>
    </style:style>
    <style:style style:name="T179" style:family="text">
      <style:text-properties officeooo:rsid="02d76419"/>
    </style:style>
    <style:style style:name="T180" style:family="text">
      <style:text-properties officeooo:rsid="02e9f84b"/>
    </style:style>
    <style:style style:name="T181" style:family="text">
      <style:text-properties officeooo:rsid="02ea0223"/>
    </style:style>
    <style:style style:name="T182" style:family="text">
      <style:text-properties officeooo:rsid="02eb3314"/>
    </style:style>
    <style:style style:name="T183" style:family="text">
      <style:text-properties officeooo:rsid="03284585"/>
    </style:style>
    <style:style style:name="T184" style:family="text">
      <style:text-properties officeooo:rsid="0329cdea"/>
    </style:style>
    <style:style style:name="T185" style:family="text">
      <style:text-properties officeooo:rsid="03326105"/>
    </style:style>
    <style:style style:name="T186" style:family="text">
      <style:text-properties officeooo:rsid="033638d6"/>
    </style:style>
    <style:style style:name="T187" style:family="text">
      <style:text-properties officeooo:rsid="034e9a89"/>
    </style:style>
    <style:style style:name="T188" style:family="text">
      <style:text-properties officeooo:rsid="039105fd"/>
    </style:style>
    <style:style style:name="T189" style:family="text">
      <style:text-properties officeooo:rsid="03c517d7"/>
    </style:style>
    <style:style style:name="T190" style:family="text">
      <style:text-properties officeooo:rsid="03ca3850"/>
    </style:style>
    <style:style style:name="T191" style:family="text">
      <style:text-properties officeooo:rsid="03e3b2ea"/>
    </style:style>
    <style:style style:name="T192" style:family="text">
      <style:text-properties officeooo:rsid="03e75ce0"/>
    </style:style>
    <style:style style:name="T193" style:family="text">
      <style:text-properties officeooo:rsid="03f2abca"/>
    </style:style>
    <style:style style:name="T194" style:family="text">
      <style:text-properties officeooo:rsid="03fa4dac"/>
    </style:style>
    <style:style style:name="T195" style:family="text">
      <style:text-properties officeooo:rsid="03fccffe"/>
    </style:style>
    <style:style style:name="T196" style:family="text">
      <style:text-properties officeooo:rsid="0400168e"/>
    </style:style>
    <style:style style:name="T197" style:family="text">
      <style:text-properties officeooo:rsid="0402ad46"/>
    </style:style>
    <style:style style:name="T198" style:family="text">
      <style:text-properties officeooo:rsid="0405f30b"/>
    </style:style>
    <style:style style:name="T199" style:family="text">
      <style:text-properties officeooo:rsid="04146452"/>
    </style:style>
    <style:style style:name="T200" style:family="text">
      <style:text-properties officeooo:rsid="041a9352"/>
    </style:style>
    <style:style style:name="T201" style:family="text">
      <style:text-properties officeooo:rsid="041c317c"/>
    </style:style>
    <style:style style:name="T202" style:family="text">
      <style:text-properties style:font-name="essio" style:text-underline-style="none"/>
    </style:style>
    <style:style style:name="T203" style:family="text">
      <style:text-properties style:font-name="essio" style:text-underline-style="none" officeooo:rsid="043f9693"/>
    </style:style>
    <style:style style:name="T204" style:family="text">
      <style:text-properties style:font-name="essio" style:text-underline-style="none" officeooo:rsid="04438f0c"/>
    </style:style>
    <style:style style:name="T205" style:family="text">
      <style:text-properties style:font-name="essio" style:text-underline-style="none" officeooo:rsid="0443f84c"/>
    </style:style>
    <style:style style:name="T206" style:family="text">
      <style:text-properties style:font-name="essio" style:text-underline-style="none" officeooo:rsid="0443fb73"/>
    </style:style>
    <style:style style:name="T207" style:family="text">
      <style:text-properties style:font-name="essio" style:text-underline-style="none" officeooo:rsid="04493ead"/>
    </style:style>
    <style:style style:name="T208" style:family="text">
      <style:text-properties style:font-name="essio" style:text-underline-style="none" officeooo:rsid="044a4ea1"/>
    </style:style>
    <style:style style:name="T209" style:family="text">
      <style:text-properties style:font-name="essio" style:text-underline-style="none" officeooo:rsid="044a53b4"/>
    </style:style>
    <style:style style:name="T210" style:family="text">
      <style:text-properties style:font-name="essio" style:text-underline-style="none" officeooo:rsid="044b5a1c"/>
    </style:style>
    <style:style style:name="T211" style:family="text">
      <style:text-properties style:font-name="DejaVu Sans" style:text-underline-style="none"/>
    </style:style>
    <style:style style:name="T212" style:family="text">
      <style:text-properties style:font-name="DejaVu Sans" style:text-underline-style="none" officeooo:rsid="043f9693"/>
    </style:style>
    <style:style style:name="T213" style:family="text">
      <style:text-properties style:font-name="DejaVu Sans" style:text-underline-style="none" officeooo:rsid="0443fb73"/>
    </style:style>
    <style:style style:name="T214" style:family="text">
      <style:text-properties style:font-name="DejaVu Sans" style:text-underline-style="none" officeooo:rsid="044706d6"/>
    </style:style>
    <style:style style:name="T215" style:family="text">
      <style:text-properties style:font-name="DejaVu Sans" style:text-underline-style="none" officeooo:rsid="04493ead"/>
    </style:style>
    <style:style style:name="T216" style:family="text">
      <style:text-properties style:font-name="DejaVu Sans" style:text-underline-style="none" officeooo:rsid="044a4ea1"/>
    </style:style>
    <style:style style:name="T217" style:family="text">
      <style:text-properties style:font-name="DejaVu Sans" style:text-underline-style="none" officeooo:rsid="044a53b4"/>
    </style:style>
    <style:style style:name="T218" style:family="text">
      <style:text-properties style:font-name="DejaVu Sans" style:text-underline-style="none" officeooo:rsid="044b5a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<text:span text:style-name="T103">ssEo</text:span></text:p>
      <text:p text:style-name="P31"/>
      <text:p text:style-name="P2">oiaeusncpmrzlvjbdthfZwyNg</text:p>
      <text:p text:style-name="P32"/>
      <text:p text:style-name="P110"><text:span text:style-name="T26">The default </text:span><text:span text:style-name="T27">order </text:span><text:span text:style-name="T26">is </text:span><text:span text:style-name="T32">S</text:span><text:span text:style-name="T5">ubject-</text:span><text:span text:style-name="T32">V</text:span><text:span text:style-name="T5">erb</text:span><text:span text:style-name="T46">-</text:span><text:span text:style-name="T32">O</text:span><text:span text:style-name="T5">bject</text:span><text:span text:style-name="T26">, but any arrangement is allowed.</text:span><text:span text:style-name="T53"> </text:span></text:p>
      <text:p text:style-name="P51"/>
      <text:p text:style-name="P51">The subject and object are optional. When no subject is given, 1st person singular is assumed.</text:p>
      <text:p text:style-name="P33"/>
      <text:p text:style-name="P94"><text:span text:style-name="T30">Modifiers </text:span><text:span text:style-name="T5">follow the</text:span><text:span text:style-name="T30">ir target</text:span><text:span text:style-name="T31"> (i.e. "ball red</text:span><text:span text:style-name="T39"> the</text:span><text:span text:style-name="T31">"</text:span><text:span text:style-name="T52">, </text:span><text:span text:style-name="T51">"quickly very"</text:span><text:span text:style-name="T31">).</text:span></text:p>
      <text:p text:style-name="P95"/>
      <text:p text:style-name="P52">Pronunciations<text:span text:style-name="T100">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C"/>
        <table:table-column table:style-name="Table3.H"/>
        <table:table-column table:style-name="Table3.I"/>
        <table:table-column table:style-name="Table3.J"/>
        <table:table-row>
          <table:table-cell table:style-name="Table3.A1" office:value-type="string">
            <text:p text:style-name="P3">o</text:p>
          </table:table-cell>
          <table:table-cell table:style-name="Table3.A1" office:value-type="string">
            <text:p text:style-name="P34">h<text:span text:style-name="T78">o</text:span>t</text:p>
          </table:table-cell>
          <table:table-cell table:style-name="Table3.A1" office:value-type="string">
            <text:p text:style-name="P3">i</text:p>
          </table:table-cell>
          <table:table-cell table:style-name="Table3.A1" office:value-type="string">
            <text:p text:style-name="P36">p<text:span text:style-name="T78">i</text:span><text:span text:style-name="T80">t</text:span></text:p>
          </table:table-cell>
          <table:table-cell table:style-name="Table3.A1" office:value-type="string">
            <text:p text:style-name="P3">a</text:p>
          </table:table-cell>
          <table:table-cell table:style-name="Table3.A1" office:value-type="string">
            <text:p text:style-name="P34">s<text:span text:style-name="T78">a</text:span>t</text:p>
          </table:table-cell>
          <table:table-cell table:style-name="Table3.A1" office:value-type="string">
            <text:p text:style-name="P3">e</text:p>
          </table:table-cell>
          <table:table-cell table:style-name="Table3.A1" office:value-type="string">
            <text:p text:style-name="P34">b<text:span text:style-name="T78">e</text:span>t</text:p>
          </table:table-cell>
          <table:table-cell table:style-name="Table3.A1" office:value-type="string">
            <text:p text:style-name="P3">u</text:p>
          </table:table-cell>
          <table:table-cell table:style-name="Table3.A1" office:value-type="string">
            <text:p text:style-name="P37">b<text:span text:style-name="T78">u</text:span><text:span text:style-name="T80">t</text:span></text:p>
          </table:table-cell>
        </table:table-row>
        <table:table-row>
          <table:table-cell table:style-name="Table3.A1" office:value-type="string">
            <text:p text:style-name="P3">s</text:p>
          </table:table-cell>
          <table:table-cell table:style-name="Table3.A1" office:value-type="string">
            <text:p text:style-name="P34"><text:span text:style-name="T78">s</text:span>ap</text:p>
          </table:table-cell>
          <table:table-cell table:style-name="Table3.A1" office:value-type="string">
            <text:p text:style-name="P3">n</text:p>
          </table:table-cell>
          <table:table-cell table:style-name="Table3.A1" office:value-type="string">
            <text:p text:style-name="P34"><text:span text:style-name="T78">n</text:span><text:span text:style-name="T87">ap</text:span></text:p>
          </table:table-cell>
          <table:table-cell table:style-name="Table3.A1" office:value-type="string">
            <text:p text:style-name="P3">c</text:p>
          </table:table-cell>
          <table:table-cell table:style-name="Table3.A1" office:value-type="string">
            <text:p text:style-name="P34"><text:span text:style-name="T78">c</text:span>a<text:span text:style-name="T90">p</text:span></text:p>
          </table:table-cell>
          <table:table-cell table:style-name="Table3.A1" office:value-type="string">
            <text:p text:style-name="P3">p</text:p>
          </table:table-cell>
          <table:table-cell table:style-name="Table3.A1" office:value-type="string">
            <text:p text:style-name="P34"><text:span text:style-name="T78">p</text:span>art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4"/>
          </table:table-cell>
        </table:table-row>
        <table:table-row>
          <table:table-cell table:style-name="Table3.A1" office:value-type="string">
            <text:p text:style-name="P3">m</text:p>
          </table:table-cell>
          <table:table-cell table:style-name="Table3.A1" office:value-type="string">
            <text:p text:style-name="P34"><text:span text:style-name="T78">m</text:span><text:span text:style-name="T84">at</text:span></text:p>
          </table:table-cell>
          <table:table-cell table:style-name="Table3.A1" office:value-type="string">
            <text:p text:style-name="P5">r</text:p>
          </table:table-cell>
          <table:table-cell table:style-name="Table3.A1" office:value-type="string">
            <text:p text:style-name="P87">r<text:span text:style-name="T80">ope</text:span></text:p>
          </table:table-cell>
          <table:table-cell table:style-name="Table3.A1" office:value-type="string">
            <text:p text:style-name="P4">z</text:p>
          </table:table-cell>
          <table:table-cell table:style-name="Table3.A1" office:value-type="string">
            <text:p text:style-name="P35"><text:span text:style-name="T78">z</text:span>ap</text:p>
          </table:table-cell>
          <table:table-cell table:style-name="Table3.A1" office:value-type="string">
            <text:p text:style-name="P3">l</text:p>
          </table:table-cell>
          <table:table-cell table:style-name="Table3.A1" office:value-type="string">
            <text:p text:style-name="P34"><text:span text:style-name="T78">l</text:span>et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8"/>
          </table:table-cell>
        </table:table-row>
        <table:table-row>
          <table:table-cell table:style-name="Table3.A1" office:value-type="string">
            <text:p text:style-name="P3">v</text:p>
          </table:table-cell>
          <table:table-cell table:style-name="Table3.A1" office:value-type="string">
            <text:p text:style-name="P34"><text:span text:style-name="T78">v</text:span>at</text:p>
          </table:table-cell>
          <table:table-cell table:style-name="Table3.A1" office:value-type="string">
            <text:p text:style-name="P3">j</text:p>
          </table:table-cell>
          <table:table-cell table:style-name="Table3.A1" office:value-type="string">
            <text:p text:style-name="P34"><text:span text:style-name="T78">j</text:span>ump</text:p>
          </table:table-cell>
          <table:table-cell table:style-name="Table3.A1" office:value-type="string">
            <text:p text:style-name="P3">b</text:p>
          </table:table-cell>
          <table:table-cell table:style-name="Table3.A1" office:value-type="string">
            <text:p text:style-name="P34"><text:span text:style-name="T78">b</text:span>a<text:span text:style-name="T89">ll</text:span></text:p>
          </table:table-cell>
          <table:table-cell table:style-name="Table3.A1" office:value-type="string">
            <text:p text:style-name="P3">d</text:p>
          </table:table-cell>
          <table:table-cell table:style-name="Table3.A1" office:value-type="string">
            <text:p text:style-name="P34"><text:span text:style-name="T78">d</text:span><text:span text:style-name="T81">ock</text:span>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89"/>
          </table:table-cell>
        </table:table-row>
        <table:table-row>
          <table:table-cell table:style-name="Table3.A1" office:value-type="string">
            <text:p text:style-name="P3">t</text:p>
          </table:table-cell>
          <table:table-cell table:style-name="Table3.A1" office:value-type="string">
            <text:p text:style-name="P34"><text:span text:style-name="T78">t</text:span>op</text:p>
          </table:table-cell>
          <table:table-cell table:style-name="Table3.A1" office:value-type="string">
            <text:p text:style-name="P3">h</text:p>
          </table:table-cell>
          <table:table-cell table:style-name="Table3.A1" office:value-type="string">
            <text:p text:style-name="P34"><text:span text:style-name="T78">h</text:span>elp</text:p>
          </table:table-cell>
          <table:table-cell table:style-name="Table3.A1" office:value-type="string">
            <text:p text:style-name="P3">f</text:p>
          </table:table-cell>
          <table:table-cell table:style-name="Table3.A1" office:value-type="string">
            <text:p text:style-name="P34"><text:span text:style-name="T78">f</text:span>ar</text:p>
          </table:table-cell>
          <table:table-cell table:style-name="Table3.A1" office:value-type="string">
            <text:p text:style-name="P17">Z</text:p>
          </table:table-cell>
          <table:table-cell table:style-name="Table3.A1" office:value-type="string">
            <text:p text:style-name="P38"><text:span text:style-name="T85">vi</text:span><text:span text:style-name="T78">s</text:span><text:span text:style-name="T85">ion</text:span>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90"/>
          </table:table-cell>
        </table:table-row>
        <table:table-row>
          <table:table-cell table:style-name="Table3.A1" office:value-type="string">
            <text:p text:style-name="P3">w</text:p>
          </table:table-cell>
          <table:table-cell table:style-name="Table3.A1" office:value-type="string">
            <text:p text:style-name="P34"><text:span text:style-name="T78">w</text:span>alk</text:p>
          </table:table-cell>
          <table:table-cell table:style-name="Table3.A1" office:value-type="string">
            <text:p text:style-name="P3">y</text:p>
          </table:table-cell>
          <table:table-cell table:style-name="Table3.A1" office:value-type="string">
            <text:p text:style-name="P34"><text:span text:style-name="T78">y</text:span>ell</text:p>
          </table:table-cell>
          <table:table-cell table:style-name="Table3.A1" office:value-type="string">
            <text:p text:style-name="P3">N</text:p>
          </table:table-cell>
          <table:table-cell table:style-name="Table3.A1" office:value-type="string">
            <text:p text:style-name="P34">si<text:span text:style-name="T78">ng</text:span></text:p>
          </table:table-cell>
          <table:table-cell table:style-name="Table3.A1" office:value-type="string">
            <text:p text:style-name="P3">g</text:p>
          </table:table-cell>
          <table:table-cell table:style-name="Table3.A1" office:value-type="string">
            <text:p text:style-name="P34"><text:span text:style-name="T78">g</text:span>ood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4"/>
          </table:table-cell>
        </table:table-row>
      </table:table>
      <text:p text:style-name="P169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149">ch</text:p>
          </table:table-cell>
          <table:table-cell table:style-name="Table4.A1" office:value-type="string">
            <text:p text:style-name="P164">ch<text:span text:style-name="T80">air</text:span></text:p>
          </table:table-cell>
          <table:table-cell table:style-name="Table4.A1" office:value-type="string">
            <text:p text:style-name="P149">sh</text:p>
          </table:table-cell>
          <table:table-cell table:style-name="Table4.A1" office:value-type="string">
            <text:p text:style-name="P164">sh<text:span text:style-name="T80">op</text:span></text:p>
          </table:table-cell>
          <table:table-cell table:style-name="Table4.A1" office:value-type="string">
            <text:p text:style-name="P150">th</text:p>
          </table:table-cell>
          <table:table-cell table:style-name="Table4.A1" office:value-type="string">
            <text:p text:style-name="P165">th<text:span text:style-name="T80">at</text:span></text:p>
          </table:table-cell>
        </table:table-row>
      </table:table>
      <text:p text:style-name="P17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E"/>
        <table:table-column table:style-name="Table6.H"/>
        <table:table-column table:style-name="Table6.I"/>
        <table:table-column table:style-name="Table6.J"/>
        <table:table-row>
          <table:table-cell table:style-name="Table6.A1" office:value-type="string">
            <text:p text:style-name="P153"><text:span text:style-name="T88">o</text:span>o</text:p>
          </table:table-cell>
          <table:table-cell table:style-name="Table6.A1" office:value-type="string">
            <text:p text:style-name="P161"><text:span text:style-name="T80">v</text:span><text:span text:style-name="T78">o</text:span><text:span text:style-name="T80">te</text:span></text:p>
          </table:table-cell>
          <table:table-cell table:style-name="Table6.A1" office:value-type="string">
            <text:p text:style-name="P153">I</text:p>
          </table:table-cell>
          <table:table-cell table:style-name="Table6.A1" office:value-type="string">
            <text:p text:style-name="P36"><text:span text:style-name="T80">p</text:span><text:span text:style-name="T78">i</text:span><text:span text:style-name="T80">e</text:span></text:p>
          </table:table-cell>
          <table:table-cell table:style-name="Table6.A1" office:value-type="string">
            <text:p text:style-name="P153">A</text:p>
          </table:table-cell>
          <table:table-cell table:style-name="Table6.A1" office:value-type="string">
            <text:p text:style-name="P163">sk<text:span text:style-name="T78">a</text:span><text:span text:style-name="T80">te</text:span></text:p>
          </table:table-cell>
          <table:table-cell table:style-name="Table6.A1" office:value-type="string">
            <text:p text:style-name="P153">E</text:p>
          </table:table-cell>
          <table:table-cell table:style-name="Table6.A1" office:value-type="string">
            <text:p text:style-name="P163"><text:span text:style-name="T83">s</text:span><text:span text:style-name="T78">ee</text:span><text:span text:style-name="T80">k</text:span></text:p>
          </table:table-cell>
          <table:table-cell table:style-name="Table6.A1" office:value-type="string">
            <text:p text:style-name="P154">uu</text:p>
          </table:table-cell>
          <table:table-cell table:style-name="Table6.A1" office:value-type="string">
            <text:p text:style-name="P160"><text:span text:style-name="T86">l</text:span><text:span text:style-name="T79">u</text:span><text:span text:style-name="T80">t</text:span><text:span text:style-name="T86">e</text:span></text:p>
          </table:table-cell>
        </table:table-row>
        <table:table-row>
          <table:table-cell table:style-name="Table6.A1" office:value-type="string">
            <text:p text:style-name="P152">au</text:p>
          </table:table-cell>
          <table:table-cell table:style-name="Table6.A1" office:value-type="string">
            <text:p text:style-name="P159">s<text:span text:style-name="T78">aw</text:span></text:p>
          </table:table-cell>
          <table:table-cell table:style-name="Table6.A1" office:value-type="string">
            <text:p text:style-name="P151">ou</text:p>
          </table:table-cell>
          <table:table-cell table:style-name="Table6.A1" office:value-type="string">
            <text:p text:style-name="P166">ou<text:span text:style-name="T80">r</text:span></text:p>
          </table:table-cell>
          <table:table-cell table:style-name="Table6.A1" office:value-type="string">
            <text:p text:style-name="P153"/>
          </table:table-cell>
          <table:table-cell table:style-name="Table6.A1" office:value-type="string">
            <text:p text:style-name="P163"/>
          </table:table-cell>
          <table:table-cell table:style-name="Table6.A1" office:value-type="string">
            <text:p text:style-name="P153"/>
          </table:table-cell>
          <table:table-cell table:style-name="Table6.A1" office:value-type="string">
            <text:p text:style-name="P163"/>
          </table:table-cell>
          <table:table-cell table:style-name="Table6.A1" office:value-type="string">
            <text:p text:style-name="P154"/>
          </table:table-cell>
          <table:table-cell table:style-name="Table6.A1" office:value-type="string">
            <text:p text:style-name="P160"/>
          </table:table-cell>
        </table:table-row>
      </table:table>
      <text:p text:style-name="P173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>
          <table:table-cell table:style-name="Table8.A1" office:value-type="string">
            <text:p text:style-name="P151">oi</text:p>
          </table:table-cell>
          <table:table-cell table:style-name="Table8.A1" office:value-type="string">
            <text:p text:style-name="P157">"oh-eye"</text:p>
          </table:table-cell>
          <table:table-cell table:style-name="Table8.A1" office:value-type="string">
            <text:p text:style-name="P151">oa</text:p>
          </table:table-cell>
          <table:table-cell table:style-name="Table8.A1" office:value-type="string">
            <text:p text:style-name="P157"><text:span text:style-name="T87">"</text:span><text:span text:style-name="T80">oh-ay"</text:span></text:p>
          </table:table-cell>
          <table:table-cell table:style-name="Table8.A1" office:value-type="string">
            <text:p text:style-name="P151">oe</text:p>
          </table:table-cell>
          <table:table-cell table:style-name="Table8.A1" office:value-type="string">
            <text:p text:style-name="P157">"oh-ee"</text:p>
          </table:table-cell>
          <table:table-cell table:style-name="Table8.A1" office:value-type="string">
            <text:p text:style-name="P151"/>
          </table:table-cell>
          <table:table-cell table:style-name="Table8.A1" office:value-type="string">
            <text:p text:style-name="P166"><text:span text:style-name="T80"/></text:p>
          </table:table-cell>
        </table:table-row>
        <table:table-row>
          <table:table-cell table:style-name="Table8.A1" office:value-type="string">
            <text:p text:style-name="P151">io</text:p>
          </table:table-cell>
          <table:table-cell table:style-name="Table8.A1" office:value-type="string">
            <text:p text:style-name="P158"><text:span text:style-name="T84">"</text:span><text:span text:style-name="T80">eye-oh"</text:span></text:p>
          </table:table-cell>
          <table:table-cell table:style-name="Table8.A1" office:value-type="string">
            <text:p text:style-name="P151">ao</text:p>
          </table:table-cell>
          <table:table-cell table:style-name="Table8.A1" office:value-type="string">
            <text:p text:style-name="P167"><text:span text:style-name="T80">"ay-oh"</text:span></text:p>
          </table:table-cell>
          <table:table-cell table:style-name="Table8.A1" office:value-type="string">
            <text:p text:style-name="P151">eo</text:p>
          </table:table-cell>
          <table:table-cell table:style-name="Table8.A1" office:value-type="string">
            <text:p text:style-name="P158">"ee-oh"</text:p>
          </table:table-cell>
          <table:table-cell table:style-name="Table8.A1" office:value-type="string">
            <text:p text:style-name="P151">uo</text:p>
          </table:table-cell>
          <table:table-cell table:style-name="Table8.A1" office:value-type="string">
            <text:p text:style-name="P158"><text:span text:style-name="T78">"</text:span><text:span text:style-name="T80">oo-oh"</text:span></text:p>
          </table:table-cell>
        </table:table-row>
      </table:table>
      <text:p text:style-name="P168"><text:span text:style-name="T134"/></text:p>
      <text:p text:style-name="P168"><text:span text:style-name="T134">x</text:span><text:span text:style-name="T5"> </text:span><text:span text:style-name="T13">- A</text:span><text:span text:style-name="T5"> combination of </text:span>c<text:span text:style-name="T5"> and </text:span>s<text:span text:style-name="T5">, which forms the English 'x'</text:span><text:span text:style-name="T10"> sound</text:span><text:span text:style-name="T5">, as in "</text:span><text:span text:style-name="T11">w</text:span><text:span text:style-name="T10">ax</text:span><text:span text:style-name="T5">".</text:span></text:p>
      <text:p text:style-name="P96"/>
      <text:p text:style-name="P53">Letter <text:span text:style-name="T102">N</text:span>ames<text:span text:style-name="T101">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C"/>
        <table:table-column table:style-name="Table5.D"/>
        <table:table-column table:style-name="Table5.I"/>
        <table:table-column table:style-name="Table5.J"/>
        <table:table-row>
          <table:table-cell table:style-name="Table5.A1" office:value-type="string">
            <text:p text:style-name="P7">o</text:p>
          </table:table-cell>
          <table:table-cell table:style-name="Table5.A1" office:value-type="string">
            <text:p text:style-name="P7">oo</text:p>
          </table:table-cell>
          <table:table-cell table:style-name="Table5.A1" office:value-type="string">
            <text:p text:style-name="P7">i</text:p>
          </table:table-cell>
          <table:table-cell table:style-name="Table5.A1" office:value-type="string">
            <text:p text:style-name="P7">I</text:p>
          </table:table-cell>
          <table:table-cell table:style-name="Table5.A1" office:value-type="string">
            <text:p text:style-name="P7">a</text:p>
          </table:table-cell>
          <table:table-cell table:style-name="Table5.A1" office:value-type="string">
            <text:p text:style-name="P7">A</text:p>
          </table:table-cell>
          <table:table-cell table:style-name="Table5.A1" office:value-type="string">
            <text:p text:style-name="P7">e</text:p>
          </table:table-cell>
          <table:table-cell table:style-name="Table5.A1" office:value-type="string">
            <text:p text:style-name="P7">E</text:p>
          </table:table-cell>
          <table:table-cell table:style-name="Table5.A1" office:value-type="string">
            <text:p text:style-name="P7">u</text:p>
          </table:table-cell>
          <table:table-cell table:style-name="Table5.A1" office:value-type="string">
            <text:p text:style-name="P7">uu</text:p>
          </table:table-cell>
        </table:table-row>
        <table:table-row>
          <table:table-cell table:style-name="Table5.A1" office:value-type="string">
            <text:p text:style-name="P7">s</text:p>
          </table:table-cell>
          <table:table-cell table:style-name="Table5.A1" office:value-type="string">
            <text:p text:style-name="P18">so</text:p>
          </table:table-cell>
          <table:table-cell table:style-name="Table5.A1" office:value-type="string">
            <text:p text:style-name="P7">n</text:p>
          </table:table-cell>
          <table:table-cell table:style-name="Table5.A1" office:value-type="string">
            <text:p text:style-name="P18">no</text:p>
          </table:table-cell>
          <table:table-cell table:style-name="Table5.A1" office:value-type="string">
            <text:p text:style-name="P7">c</text:p>
          </table:table-cell>
          <table:table-cell table:style-name="Table5.A1" office:value-type="string">
            <text:p text:style-name="P18">co</text:p>
          </table:table-cell>
          <table:table-cell table:style-name="Table5.A1" office:value-type="string">
            <text:p text:style-name="P7">p</text:p>
          </table:table-cell>
          <table:table-cell table:style-name="Table5.A1" office:value-type="string">
            <text:p text:style-name="P18">po</text:p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18"/>
          </table:table-cell>
        </table:table-row>
        <table:table-row>
          <table:table-cell table:style-name="Table5.A1" office:value-type="string">
            <text:p text:style-name="P7">m</text:p>
          </table:table-cell>
          <table:table-cell table:style-name="Table5.A1" office:value-type="string">
            <text:p text:style-name="P7">mo</text:p>
          </table:table-cell>
          <table:table-cell table:style-name="Table5.A1" office:value-type="string">
            <text:p text:style-name="P7">r</text:p>
          </table:table-cell>
          <table:table-cell table:style-name="Table5.A1" office:value-type="string">
            <text:p text:style-name="P7">ro</text:p>
          </table:table-cell>
          <table:table-cell table:style-name="Table5.A1" office:value-type="string">
            <text:p text:style-name="P7">z</text:p>
          </table:table-cell>
          <table:table-cell table:style-name="Table5.A1" office:value-type="string">
            <text:p text:style-name="P7">zo</text:p>
          </table:table-cell>
          <table:table-cell table:style-name="Table5.A1" office:value-type="string">
            <text:p text:style-name="P7">l</text:p>
          </table:table-cell>
          <table:table-cell table:style-name="Table5.A1" office:value-type="string">
            <text:p text:style-name="P7">lo</text:p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</table:table-row>
        <table:table-row>
          <table:table-cell table:style-name="Table5.A1" office:value-type="string">
            <text:p text:style-name="P7">v</text:p>
          </table:table-cell>
          <table:table-cell table:style-name="Table5.A1" office:value-type="string">
            <text:p text:style-name="P7">vo</text:p>
          </table:table-cell>
          <table:table-cell table:style-name="Table5.A1" office:value-type="string">
            <text:p text:style-name="P7">j</text:p>
          </table:table-cell>
          <table:table-cell table:style-name="Table5.A1" office:value-type="string">
            <text:p text:style-name="P18">jo</text:p>
          </table:table-cell>
          <table:table-cell table:style-name="Table5.A1" office:value-type="string">
            <text:p text:style-name="P7">b</text:p>
          </table:table-cell>
          <table:table-cell table:style-name="Table5.A1" office:value-type="string">
            <text:p text:style-name="P7">bo</text:p>
          </table:table-cell>
          <table:table-cell table:style-name="Table5.A1" office:value-type="string">
            <text:p text:style-name="P7">d</text:p>
          </table:table-cell>
          <table:table-cell table:style-name="Table5.A1" office:value-type="string">
            <text:p text:style-name="P7"><text:span text:style-name="T172">d</text:span>o</text:p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</table:table-row>
        <text:soft-page-break/>
        <table:table-row>
          <table:table-cell table:style-name="Table5.A1" office:value-type="string">
            <text:p text:style-name="P7">t</text:p>
          </table:table-cell>
          <table:table-cell table:style-name="Table5.A1" office:value-type="string">
            <text:p text:style-name="P7">to</text:p>
          </table:table-cell>
          <table:table-cell table:style-name="Table5.A1" office:value-type="string">
            <text:p text:style-name="P7">h</text:p>
          </table:table-cell>
          <table:table-cell table:style-name="Table5.A1" office:value-type="string">
            <text:p text:style-name="P7">ho</text:p>
          </table:table-cell>
          <table:table-cell table:style-name="Table5.A1" office:value-type="string">
            <text:p text:style-name="P7">f</text:p>
          </table:table-cell>
          <table:table-cell table:style-name="Table5.A1" office:value-type="string">
            <text:p text:style-name="P18">fo</text:p>
          </table:table-cell>
          <table:table-cell table:style-name="Table5.A1" office:value-type="string">
            <text:p text:style-name="P7">Z</text:p>
          </table:table-cell>
          <table:table-cell table:style-name="Table5.A1" office:value-type="string">
            <text:p text:style-name="P7"><text:span text:style-name="T81">Z</text:span><text:span text:style-name="T80">o</text:span></text:p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18"/>
          </table:table-cell>
        </table:table-row>
        <table:table-row>
          <table:table-cell table:style-name="Table5.A1" office:value-type="string">
            <text:p text:style-name="P7">w</text:p>
          </table:table-cell>
          <table:table-cell table:style-name="Table5.A1" office:value-type="string">
            <text:p text:style-name="P7"><text:span text:style-name="T82">w</text:span><text:span text:style-name="T80">o</text:span></text:p>
          </table:table-cell>
          <table:table-cell table:style-name="Table5.A1" office:value-type="string">
            <text:p text:style-name="P7">y</text:p>
          </table:table-cell>
          <table:table-cell table:style-name="Table5.A1" office:value-type="string">
            <text:p text:style-name="P7">yo</text:p>
          </table:table-cell>
          <table:table-cell table:style-name="Table5.A1" office:value-type="string">
            <text:p text:style-name="P7">N</text:p>
          </table:table-cell>
          <table:table-cell table:style-name="Table5.A1" office:value-type="string">
            <text:p text:style-name="P7">oN</text:p>
          </table:table-cell>
          <table:table-cell table:style-name="Table5.A1" office:value-type="string">
            <text:p text:style-name="P7">g</text:p>
          </table:table-cell>
          <table:table-cell table:style-name="Table5.A1" office:value-type="string">
            <text:p text:style-name="P7">go</text:p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</table:table-row>
      </table:table>
      <text:p text:style-name="P97"/>
      <text:p text:style-name="P54">Article<text:span text:style-name="T96">s:</text:span></text:p>
      <text:p text:style-name="P39">Indefinite <text:span text:style-name="T93">Singular</text:span>: <text:span text:style-name="T105">(</text:span><text:span text:style-name="T106">A</text:span><text:span text:style-name="T107">Z</text:span><text:span text:style-name="T147">u</text:span><text:span text:style-name="T105">)</text:span></text:p>
      <text:p text:style-name="P55"><text:span text:style-name="T96">Indefinite Plural: </text:span><text:span text:style-name="T108">t</text:span><text:span text:style-name="T148">o</text:span></text:p>
      <text:p text:style-name="P114"/>
      <text:p text:style-name="P40"><text:span text:style-name="T22">Definite</text:span><text:span text:style-name="T25"> Singular</text:span><text:span text:style-name="T22">: </text:span><text:span text:style-name="T104">tru</text:span></text:p>
      <text:p text:style-name="P41">Definite Plural:<text:span text:style-name="T1"> </text:span><text:span text:style-name="T104">tr</text:span><text:span text:style-name="T146">o</text:span><text:span text:style-name="T104">t</text:span><text:span text:style-name="T142">u</text:span></text:p>
      <text:p text:style-name="P8"/>
      <text:p text:style-name="P91">Nouns</text:p>
      <text:p text:style-name="P91"/>
      <text:p text:style-name="P56"><text:span text:style-name="T167">Subject</text:span> Pronoun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29">Number</text:p>
          </table:table-cell>
          <table:table-cell table:style-name="Table2.A1" office:value-type="string">
            <text:p text:style-name="P129">Person</text:p>
          </table:table-cell>
          <table:table-cell table:style-name="Table2.A1" office:value-type="string">
            <text:p text:style-name="P129">Subject</text:p>
          </table:table-cell>
          <table:table-cell table:style-name="Table2.D1" office:value-type="string">
            <text:p text:style-name="P129">English</text:p>
          </table:table-cell>
        </table:table-row>
        <table:table-row>
          <table:table-cell table:style-name="Table2.A2" office:value-type="string">
            <text:p text:style-name="P129">Singular</text:p>
          </table:table-cell>
          <table:table-cell table:style-name="Table2.A2" office:value-type="string">
            <text:p text:style-name="P129">1st</text:p>
          </table:table-cell>
          <table:table-cell table:style-name="Table2.A2" office:value-type="string">
            <text:p text:style-name="P134"><text:span text:style-name="T77">(</text:span>A<text:span text:style-name="T77">Zu)</text:span></text:p>
          </table:table-cell>
          <table:table-cell table:style-name="Table2.D2" office:value-type="string">
            <text:p text:style-name="P130">I<text:span text:style-name="T97">, me</text:span></text:p>
          </table:table-cell>
        </table:table-row>
        <table:table-row>
          <table:table-cell table:style-name="Table2.A2" office:value-type="string">
            <text:p text:style-name="P131"/>
          </table:table-cell>
          <table:table-cell table:style-name="Table2.A2" office:value-type="string">
            <text:p text:style-name="P129">2nd</text:p>
          </table:table-cell>
          <table:table-cell table:style-name="Table2.A2" office:value-type="string">
            <text:p text:style-name="P134">son</text:p>
          </table:table-cell>
          <table:table-cell table:style-name="Table2.D2" office:value-type="string">
            <text:p text:style-name="P130">you</text:p>
          </table:table-cell>
        </table:table-row>
        <table:table-row>
          <table:table-cell table:style-name="Table2.A2" office:value-type="string">
            <text:p text:style-name="P131"/>
          </table:table-cell>
          <table:table-cell table:style-name="Table2.A2" office:value-type="string">
            <text:p text:style-name="P129">3rd</text:p>
          </table:table-cell>
          <table:table-cell table:style-name="Table2.A2" office:value-type="string">
            <text:p text:style-name="P134">son<text:span text:style-name="T174">u</text:span></text:p>
          </table:table-cell>
          <table:table-cell table:style-name="Table2.D2" office:value-type="string">
            <text:p text:style-name="P130"><text:span text:style-name="T92">it, </text:span>"singular they"</text:p>
          </table:table-cell>
        </table:table-row>
        <table:table-row>
          <table:table-cell table:style-name="Table2.A2" office:value-type="string">
            <text:p text:style-name="P129">Plural</text:p>
          </table:table-cell>
          <table:table-cell table:style-name="Table2.A2" office:value-type="string">
            <text:p text:style-name="P129">1st</text:p>
          </table:table-cell>
          <table:table-cell table:style-name="Table2.A2" office:value-type="string">
            <text:p text:style-name="P139">s<text:span text:style-name="T193">an</text:span></text:p>
          </table:table-cell>
          <table:table-cell table:style-name="Table2.D2" office:value-type="string">
            <text:p text:style-name="P130">we<text:span text:style-name="T97">, us</text:span></text:p>
          </table:table-cell>
        </table:table-row>
        <table:table-row>
          <table:table-cell table:style-name="Table2.A2" office:value-type="string">
            <text:p text:style-name="P131"/>
          </table:table-cell>
          <table:table-cell table:style-name="Table2.A2" office:value-type="string">
            <text:p text:style-name="P129">2nd</text:p>
          </table:table-cell>
          <table:table-cell table:style-name="Table2.A2" office:value-type="string">
            <text:p text:style-name="P135">suu</text:p>
          </table:table-cell>
          <table:table-cell table:style-name="Table2.D2" office:value-type="string">
            <text:p text:style-name="P132">you <text:span text:style-name="T95">all</text:span></text:p>
          </table:table-cell>
        </table:table-row>
        <table:table-row>
          <table:table-cell table:style-name="Table2.A2" office:value-type="string">
            <text:p text:style-name="P131"/>
          </table:table-cell>
          <table:table-cell table:style-name="Table2.A2" office:value-type="string">
            <text:p text:style-name="P129">3rd</text:p>
          </table:table-cell>
          <table:table-cell table:style-name="Table2.A2" office:value-type="string">
            <text:p text:style-name="P140">suunu</text:p>
          </table:table-cell>
          <table:table-cell table:style-name="Table2.D2" office:value-type="string">
            <text:p text:style-name="P133"><text:span text:style-name="T92">those, </text:span>they</text:p>
          </table:table-cell>
        </table:table-row>
      </table:table>
      <text:p text:style-name="P57"/>
      <text:p text:style-name="P117"><text:span text:style-name="T158">s</text:span><text:span text:style-name="T160">an</text:span><text:span text:style-name="T104"> brAs</text:span><text:span text:style-name="T149"> </text:span><text:span text:style-name="T104">tEoo</text:span><text:span text:style-name="T128"> </text:span><text:span text:style-name="T104">po tru</text:span><text:span text:style-name="T149">.</text:span></text:p>
      <text:p text:style-name="P58">"We own the night."</text:p>
      <text:p text:style-name="P118"><text:span text:style-name="T104">s</text:span><text:span text:style-name="T161">uunu</text:span><text:span text:style-name="T104"> </text:span><text:span text:style-name="T143">o</text:span><text:span text:style-name="T104">cruus pasn</text:span><text:span text:style-name="T150">u</text:span><text:span text:style-name="T129"> </text:span><text:span text:style-name="T104">po tru.</text:span></text:p>
      <text:p text:style-name="P118"><text:span text:style-name="T5">"</text:span><text:span text:style-name="T47">They</text:span><text:span text:style-name="T5"> wrote the document."</text:span></text:p>
      <text:p text:style-name="P116"><text:span text:style-name="T114">cruuso pasn</text:span><text:span text:style-name="T122">u</text:span><text:span text:style-name="T117"> </text:span><text:span text:style-name="T120">po tru</text:span><text:span text:style-name="T114">.</text:span></text:p>
      <text:p text:style-name="P83">"I will write the document."</text:p>
      <text:p text:style-name="P59"/>
      <text:p text:style-name="P60"><text:span text:style-name="T184">Noun </text:span>Markers<text:span text:style-name="T177">:</text:span></text:p>
      <text:p text:style-name="P61"/>
      <text:p text:style-name="P42"><text:span text:style-name="T115">(</text:span><text:span text:style-name="T116">A</text:span><text:span text:style-name="T115">Z</text:span><text:span text:style-name="T121">u</text:span><text:span text:style-name="T115">)</text:span><text:span text:style-name="T57"> - subject</text:span></text:p>
      <text:p text:style-name="P61"/>
      <text:p text:style-name="P43"><text:span text:style-name="T119">po</text:span><text:span text:style-name="T4"> </text:span><text:span text:style-name="T60">- direct object</text:span></text:p>
      <text:p text:style-name="P62"/>
      <text:p text:style-name="P9"><text:span text:style-name="T176">brAs </text:span>t<text:span text:style-name="T94">E</text:span>oo<text:span text:style-name="T94"> </text:span>po<text:span text:style-name="T98"> tru.</text:span></text:p>
      <text:p text:style-name="P61">"I own the night."</text:p>
      <text:p text:style-name="P61"/>
      <text:p text:style-name="P109"><text:span text:style-name="T159">e</text:span><text:span text:style-name="T125">s</text:span><text:span text:style-name="T157">u</text:span><text:span text:style-name="T36"> - </text:span><text:span text:style-name="T38">possesive</text:span></text:p>
      <text:p text:style-name="P49"><text:soft-page-break/></text:p>
      <text:p text:style-name="P12"><text:span text:style-name="T59">s</text:span><text:span text:style-name="T76">uunu</text:span><text:span text:style-name="T59"> </text:span><text:span text:style-name="T56">brAso tEoo po tru sE </text:span><text:span text:style-name="T70">e</text:span><text:span text:style-name="T56">s</text:span><text:span text:style-name="T69">u</text:span><text:span text:style-name="T56"> tr</text:span><text:span text:style-name="T62">o</text:span><text:span text:style-name="T56">tu.</text:span></text:p>
      <text:p text:style-name="P77">"They will own the <text:span text:style-name="T181">night of the people.</text:span>"</text:p>
      <text:p text:style-name="P77"/>
      <text:p text:style-name="P28"/>
      <text:p text:style-name="P82"/>
      <text:p text:style-name="P29"><text:span text:style-name="T191">sE </text:span>esu<text:span text:style-name="T194"> suunu </text:span>das<text:span text:style-name="T192">uu</text:span> son po.</text:p>
      <text:p text:style-name="P82">"Their people will force you."</text:p>
      <text:p text:style-name="P43"/>
      <text:p text:style-name="P98"><text:span text:style-name="T125">pr</text:span><text:span text:style-name="T139">u</text:span><text:span text:style-name="T125">s</text:span><text:span text:style-name="T36"> - to</text:span></text:p>
      <text:p text:style-name="P44"/>
      <text:p text:style-name="P10">s<text:span text:style-name="T195">o</text:span>n<text:span text:style-name="T185">u vooso sE prus trotu.</text:span></text:p>
      <text:p text:style-name="P45">"<text:span text:style-name="T188">You</text:span> <text:span text:style-name="T188">all </text:span>will speak to the people."</text:p>
      <text:p text:style-name="P45"/>
      <text:p text:style-name="P119"><text:span text:style-name="T140">o</text:span><text:span text:style-name="T126">s</text:span><text:span text:style-name="T98"> </text:span><text:span text:style-name="T12">- </text:span><text:span text:style-name="T36">for</text:span></text:p>
      <text:p text:style-name="P63"/>
      <text:p text:style-name="P19">s<text:span text:style-name="T196">an</text:span> <text:span text:style-name="T168">o</text:span>brAs tEoo po t<text:span text:style-name="T182">ru </text:span>sE os tr<text:span text:style-name="T175">o</text:span>tu.</text:p>
      <text:p text:style-name="P63">"<text:span text:style-name="T180">W</text:span>e owned the night<text:span text:style-name="T180"> for the people.</text:span>"</text:p>
      <text:p text:style-name="P63"/>
      <text:p text:style-name="P30">et<text:span text:style-name="T5"> - or</text:span></text:p>
      <text:p text:style-name="P99"><text:span text:style-name="T141">?</text:span><text:span text:style-name="T5"> - question </text:span><text:span text:style-name="T37">(pronounced </text:span><text:span text:style-name="T127">cA</text:span><text:span text:style-name="T37">)</text:span></text:p>
      <text:p text:style-name="P74"/>
      <text:p text:style-name="P13"><text:span text:style-name="T61">?</text:span><text:span text:style-name="T58">son </text:span><text:span text:style-name="T65">brAso </text:span><text:span text:style-name="T58">sE po tr</text:span><text:span text:style-name="T63">o</text:span><text:span text:style-name="T58">tu</text:span><text:span text:style-name="T71">, </text:span><text:span text:style-name="T72">et </text:span><text:span text:style-name="T66">son brAso </text:span><text:span text:style-name="T72">sE tr</text:span><text:span text:style-name="T64">o</text:span><text:span text:style-name="T72">tu.</text:span></text:p>
      <text:p text:style-name="P50"><text:span text:style-name="T58">"</text:span><text:span text:style-name="T56">Will you own the people</text:span><text:span text:style-name="T73">, or will the people own you</text:span><text:span text:style-name="T56">?"</text:span></text:p>
      <text:p text:style-name="P146"/>
      <text:p text:style-name="P15"><text:span text:style-name="T114">anu</text:span><text:span text:style-name="T33"> - not</text:span></text:p>
      <text:p text:style-name="P80"/>
      <text:p text:style-name="P15"><text:span text:style-name="T56">dasoo</text:span><text:span text:style-name="T67"> </text:span><text:span text:style-name="T56">anu son</text:span><text:span text:style-name="T68"> po</text:span><text:span text:style-name="T56">.</text:span></text:p>
      <text:p text:style-name="P78">"I will not force you."</text:p>
      <text:p text:style-name="P147"/>
      <text:p text:style-name="P14"><text:span text:style-name="T56">on</text:span><text:span text:style-name="T33"> - and</text:span></text:p>
      <text:p text:style-name="P79"/>
      <text:p text:style-name="P16"><text:span text:style-name="T74">sonu o</text:span><text:span text:style-name="T56">daso an</text:span><text:span text:style-name="T75">u</text:span><text:span text:style-name="T56">.</text:span></text:p>
      <text:p text:style-name="P64">"<text:span text:style-name="T199">He/she/it did</text:span> not forc<text:span text:style-name="T190">e</text:span> <text:span text:style-name="T190">me</text:span>."</text:p>
      <text:p text:style-name="P27">s<text:span text:style-name="T197">an</text:span> voos <text:span text:style-name="T189">po tro </text:span>sE os trotu on dox anu.</text:p>
      <text:p text:style-name="P75">"We speak for the people and not <text:span text:style-name="T198">a </text:span>state."</text:p>
      <text:p text:style-name="P148"/>
      <text:p text:style-name="P92">Verbs</text:p>
      <text:p text:style-name="P84"/>
      <text:p text:style-name="P85">Verbs do not start or end with long vowels.</text:p>
      <text:p text:style-name="P84"/>
      <text:p text:style-name="P86">Past, Present, Future:</text:p>
      <text:p text:style-name="P100"><text:span text:style-name="T145">o</text:span><text:span text:style-name="T104">brAs</text:span><text:span text:style-name="T5"> - "</text:span><text:span text:style-name="T23">(I) </text:span><text:span text:style-name="T5">owned"</text:span></text:p>
      <text:p text:style-name="P101"><text:soft-page-break/><text:span text:style-name="T104">brAs</text:span><text:span text:style-name="T5"> - "</text:span><text:span text:style-name="T23">(I) </text:span><text:span text:style-name="T5">own"</text:span></text:p>
      <text:p text:style-name="P100"><text:span text:style-name="T104">brAs</text:span><text:span text:style-name="T109">o</text:span><text:span text:style-name="T5"> - "</text:span><text:span text:style-name="T23">(I) </text:span><text:span text:style-name="T5">will own"</text:span></text:p>
      <text:p text:style-name="P46"/>
      <text:p text:style-name="P111"><text:span text:style-name="T144">o</text:span><text:span text:style-name="T104">brAs tEoo</text:span><text:span text:style-name="T162"> </text:span><text:span text:style-name="T104">po</text:span><text:span text:style-name="T110"> tru</text:span><text:span text:style-name="T104">.</text:span><text:span text:style-name="T91"> </text:span><text:span text:style-name="T24">"I owned the night."</text:span></text:p>
      <text:p text:style-name="P112"><text:span text:style-name="T104">brAs tEoo</text:span><text:span text:style-name="T163"> </text:span><text:span text:style-name="T104">po</text:span><text:span text:style-name="T111"> tru</text:span><text:span text:style-name="T104">.</text:span><text:span text:style-name="T91"> </text:span><text:span text:style-name="T5">"I own the night."</text:span></text:p>
      <text:p text:style-name="P81"><text:span text:style-name="T112">brAs</text:span><text:span text:style-name="T113">o </text:span><text:span text:style-name="T112">tEoo</text:span><text:span text:style-name="T163"> </text:span><text:span text:style-name="T112">po tru.</text:span><text:span text:style-name="T3"> </text:span><text:span text:style-name="T99">"I will own the night."</text:span></text:p>
      <text:p text:style-name="P120"/>
      <text:p text:style-name="P121">Verbs that start or end with a short vowel have it doubled when the added <text:span text:style-name="T104">o</text:span><text:span text:style-name="T5"> overlaps.</text:span></text:p>
      <text:p text:style-name="P76"/>
      <text:p text:style-name="P20">agres<text:span text:style-name="T5"> - to stand</text:span></text:p>
      <text:p text:style-name="P155"/>
      <text:p text:style-name="P122"><text:span text:style-name="T154">Agres </text:span><text:span text:style-name="T155">son</text:span><text:span text:style-name="T156"> luu</text:span><text:span text:style-name="T154">.</text:span></text:p>
      <text:p text:style-name="P122"><text:span text:style-name="T49">"I stood with </text:span><text:span text:style-name="T50">you</text:span><text:span text:style-name="T49">."</text:span></text:p>
      <text:p text:style-name="P65"/>
      <text:p text:style-name="P21">ahreso mol s<text:span text:style-name="T200">uu</text:span>nu<text:span text:style-name="T186"> </text:span>luu.</text:p>
      <text:p text:style-name="P66">"I <text:span text:style-name="T201">will be standing</text:span> with them."</text:p>
      <text:p text:style-name="P120"/>
      <text:p text:style-name="P124"><text:span text:style-name="T183">Verb </text:span>Markers:</text:p>
      <text:p text:style-name="P120"/>
      <text:p text:style-name="P22">mol<text:span text:style-name="T5"> - </text:span><text:span text:style-name="T44">progressive action</text:span><text:span text:style-name="T5"> marker</text:span></text:p>
      <text:p text:style-name="P67"/>
      <text:p text:style-name="P23">son brAs mol tEoo<text:span text:style-name="T178"> </text:span>po tru.<text:span text:style-name="T5"> <text:line-break/>"You </text:span><text:span text:style-name="T43">are</text:span><text:span text:style-name="T5"> owning the night."</text:span></text:p>
      <text:p text:style-name="P68"/>
      <text:p text:style-name="P24"><text:span text:style-name="T170">h</text:span>ix<text:span text:style-name="T5"> - </text:span><text:span text:style-name="T45">completed</text:span><text:span text:style-name="T5"> action marker</text:span></text:p>
      <text:p text:style-name="P69"/>
      <text:p text:style-name="P25">son brAs <text:span text:style-name="T169">h</text:span>ix tEoo po tru.</text:p>
      <text:p text:style-name="P70">"You have owned the night."</text:p>
      <text:p text:style-name="P71"/>
      <text:p text:style-name="P26">son brAs mol<text:span text:style-name="T173"> </text:span>hix tEoo<text:span text:style-name="T179"> </text:span>po tru.</text:p>
      <text:p text:style-name="P72">"You ha<text:span text:style-name="T171">ve</text:span> been owning the night."</text:p>
      <text:p text:style-name="P125"/>
      <text:p text:style-name="P93">Numbers</text:p>
      <text:p text:style-name="P115"/>
      <text:p text:style-name="P73">The numbers and their names are mapped directly on to the alphabet.</text:p>
      <text:p text:style-name="P12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C"/>
        <table:table-column table:style-name="Table1.G"/>
        <table:table-column table:style-name="Table1.C" table:number-columns-repeated="2"/>
        <table:table-column table:style-name="Table1.A"/>
        <table:table-row>
          <table:table-cell table:style-name="Table1.A1" office:value-type="string">
            <text:p text:style-name="P141">0</text:p>
          </table:table-cell>
          <table:table-cell table:style-name="Table1.A1" office:value-type="string">
            <text:p text:style-name="P142">1</text:p>
          </table:table-cell>
          <table:table-cell table:style-name="Table1.A1" office:value-type="string">
            <text:p text:style-name="P142">2</text:p>
          </table:table-cell>
          <table:table-cell table:style-name="Table1.A1" office:value-type="string">
            <text:p text:style-name="P141">3</text:p>
          </table:table-cell>
          <table:table-cell table:style-name="Table1.A1" office:value-type="string">
            <text:p text:style-name="P141">4</text:p>
          </table:table-cell>
          <table:table-cell table:style-name="Table1.A1" office:value-type="string">
            <text:p text:style-name="P143">5</text:p>
          </table:table-cell>
          <table:table-cell table:style-name="Table1.A1" office:value-type="string">
            <text:p text:style-name="P144">6</text:p>
          </table:table-cell>
          <table:table-cell table:style-name="Table1.A1" office:value-type="string">
            <text:p text:style-name="P144">7</text:p>
          </table:table-cell>
          <table:table-cell table:style-name="Table1.A1" office:value-type="string">
            <text:p text:style-name="P143">8</text:p>
          </table:table-cell>
          <table:table-cell table:style-name="Table1.J1" office:value-type="string">
            <text:p text:style-name="P145">9</text:p>
          </table:table-cell>
        </table:table-row>
        <table:table-row>
          <table:table-cell table:style-name="Table1.A2" office:value-type="string">
            <text:p text:style-name="P136">0</text:p>
          </table:table-cell>
          <table:table-cell table:style-name="Table1.A2" office:value-type="string">
            <text:p text:style-name="P137">1</text:p>
          </table:table-cell>
          <table:table-cell table:style-name="Table1.A2" office:value-type="string">
            <text:p text:style-name="P137">2</text:p>
          </table:table-cell>
          <table:table-cell table:style-name="Table1.A2" office:value-type="string">
            <text:p text:style-name="P136">3</text:p>
          </table:table-cell>
          <table:table-cell table:style-name="Table1.A2" office:value-type="string">
            <text:p text:style-name="P136">4</text:p>
          </table:table-cell>
          <table:table-cell table:style-name="Table1.A2" office:value-type="string">
            <text:p text:style-name="P138">s</text:p>
          </table:table-cell>
          <table:table-cell table:style-name="Table1.A2" office:value-type="string">
            <text:p text:style-name="P138">n</text:p>
          </table:table-cell>
          <table:table-cell table:style-name="Table1.A2" office:value-type="string">
            <text:p text:style-name="P138">c</text:p>
          </table:table-cell>
          <table:table-cell table:style-name="Table1.A2" office:value-type="string">
            <text:p text:style-name="P138">p</text:p>
          </table:table-cell>
          <table:table-cell table:style-name="Table1.J2" office:value-type="string">
            <text:p text:style-name="P138">m</text:p>
          </table:table-cell>
        </table:table-row>
      </table:table>
      <text:p text:style-name="P102"><text:soft-page-break/></text:p>
      <text:p text:style-name="P127"><text:span text:style-name="T18">If necessary, n</text:span><text:span text:style-name="T6">umbers are marked with the </text:span><text:span text:style-name="T130">^</text:span><text:span text:style-name="T8"> </text:span><text:span text:style-name="T18">symbol</text:span><text:span text:style-name="T17">.</text:span></text:p>
      <text:p text:style-name="P103"/>
      <text:p text:style-name="P104"><text:span text:style-name="T131">^01^28^1983</text:span><text:span text:style-name="T7"> </text:span><text:span text:style-name="T16">- "</text:span><text:span text:style-name="T7">01/28/1983"</text:span></text:p>
      <text:p text:style-name="P47"/>
      <text:p text:style-name="P128"><text:span text:style-name="T131">tEoo ^</text:span><text:span text:style-name="T132">u</text:span><text:span text:style-name="T135">c</text:span><text:span text:style-name="T2"> </text:span><text:span text:style-name="T15">- "</text:span><text:span text:style-name="T28">forty nine</text:span><text:span text:style-name="T7"> nights"</text:span></text:p>
      <text:p text:style-name="P128"><text:span text:style-name="T136">uu</text:span><text:span text:style-name="T137"> + </text:span><text:span text:style-name="T151">r</text:span><text:span text:style-name="T137">o + </text:span><text:span text:style-name="T153">m</text:span><text:span text:style-name="T137">o = </text:span><text:span text:style-name="T136">uu</text:span><text:span text:style-name="T152">r</text:span><text:span text:style-name="T137">o</text:span><text:span text:style-name="T153">m</text:span><text:span text:style-name="T138">o</text:span></text:p>
      <text:p text:style-name="P113"><text:span text:style-name="T14">"</text:span><text:span text:style-name="T29">four</text:span><text:span text:style-name="T9">"</text:span><text:span text:style-name="T19"> </text:span><text:span text:style-name="T20">+ </text:span><text:span text:style-name="T14">"</text:span><text:span text:style-name="T9">t</text:span><text:span text:style-name="T7">en</text:span><text:span text:style-name="T9">"</text:span><text:span text:style-name="T20"> + </text:span><text:span text:style-name="T14">"</text:span><text:span text:style-name="T29">nine</text:span><text:span text:style-name="T9">"</text:span><text:span text:style-name="T20"> = </text:span><text:span text:style-name="T21">"</text:span><text:span text:style-name="T29">forty nine</text:span><text:span text:style-name="T21">"</text:span></text:p>
      <text:p text:style-name="P156"/>
      <text:p text:style-name="P123"><text:span text:style-name="T154">Agres </text:span><text:span text:style-name="T155">son</text:span><text:span text:style-name="T156"> luu</text:span><text:span text:style-name="T164"> tEoo os </text:span><text:span text:style-name="T165">uuromo</text:span><text:span text:style-name="T154">.</text:span></text:p>
      <text:p text:style-name="P123"><text:span text:style-name="T49">"I stood with </text:span><text:span text:style-name="T50">you</text:span><text:span text:style-name="T54"> for 49 nights</text:span><text:span text:style-name="T49">."</text:span></text:p>
      <text:p text:style-name="P105"/>
      <text:p text:style-name="P106"><text:span text:style-name="T104">d</text:span><text:span text:style-name="T5"> is added before </text:span><text:span text:style-name="T31">the</text:span><text:span text:style-name="T40">se </text:span><text:span text:style-name="T48">sounds,</text:span><text:span text:style-name="T41"> </text:span><text:span text:style-name="T31">(</text:span><text:span text:style-name="T133">I, A, E, uu</text:span><text:span text:style-name="T31">)</text:span><text:span text:style-name="T41">, </text:span><text:span text:style-name="T42">unless they begin the </text:span><text:span text:style-name="T48">name of the number.</text:span></text:p>
      <text:p text:style-name="P107"/>
      <text:p text:style-name="P11"><text:span text:style-name="T187">po</text:span> +<text:span text:style-name="T166"> r</text:span>o<text:span text:style-name="T55"> + (d)E = porodE</text:span></text:p>
      <text:p text:style-name="P48">"eight" + "ten" + "three" = "eighty three"</text:p>
      <text:p text:style-name="P108"/>
      <text:p text:style-name="P170"><text:span text:style-name="T124">romo</text:span><text:span text:style-name="T114"> </text:span><text:span text:style-name="T123">por</text:span><text:span text:style-name="T118">odE</text:span><text:span text:style-name="T34"> - </text:span><text:span text:style-name="T35">"</text:span><text:span text:style-name="T34">n</text:span><text:span text:style-name="T33">ineteen eighty three</text:span><text:span text:style-name="T35">"</text:span></text:p>
      <text:p text:style-name="P170"><text:span text:style-name="T35"/></text:p>
      <text:p text:style-name="P171"><text:span text:style-name="T33">Position words like "1st" or modifiers like "double" are formed with the word for position: </text:span><text:span text:style-name="T114">ac</text:span><text:span text:style-name="T213">, a number</text:span><text:span text:style-name="T214"> name</text:span><text:span text:style-name="T213">, and the ending </text:span><text:span text:style-name="T206">sh</text:span><text:span text:style-name="T213">.</text:span></text:p>
      <text:p text:style-name="P171"><text:span text:style-name="T33"/></text:p>
      <text:p text:style-name="P171"><text:span text:style-name="T33">The name for the "double </text:span><text:span text:style-name="T114">i</text:span><text:span text:style-name="T33">" is: </text:span><text:span text:style-name="T203">I a</text:span><text:span text:style-name="T114">cA</text:span><text:span text:style-name="T205">sh</text:span><text:span text:style-name="T212">, the "double o" is: </text:span><text:span text:style-name="T203">oo </text:span><text:span text:style-name="T208">o</text:span><text:span text:style-name="T203">cA</text:span><text:span text:style-name="T204">sh</text:span><text:span text:style-name="T212">.</text:span></text:p>
      <text:p text:style-name="P171"><text:span text:style-name="T212"/></text:p>
      <text:p text:style-name="P172"><text:span text:style-name="T212">T</text:span><text:span text:style-name="T33">he word for "</text:span><text:span text:style-name="T218">quintuple</text:span><text:span text:style-name="T33">" would be the same as the word for "</text:span><text:span text:style-name="T218">5</text:span><text:span text:style-name="T33">th": </text:span><text:span text:style-name="T209">oc</text:span><text:span text:style-name="T210">co</text:span><text:span text:style-name="T114">sh</text:span><text:span text:style-name="T33">.</text:span><text:span text:style-name="T215"> "17th" or "17-fold" would be: </text:span><text:span text:style-name="T208">oc</text:span><text:span text:style-name="T207">rocos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eXsE" svg:font-family="eXsE" style:font-pitch="variable"/>
    <style:font-face style:name="essio" svg:font-family="essio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18pt" style:font-size-asian="15.75pt" style:font-size-complex="18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asic_20_ecssi" style:display-name="basic ecssi" style:family="paragraph" style:parent-style-name="Standard">
      <style:text-properties style:font-name="eXsE" fo:font-family="eXsE" style:font-pitch="variable" fo:font-size="22pt" officeooo:rsid="002d842b" style:font-size-asian="19.25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01:45:50.742727400</meta:creation-date>
    <dc:date>2016-03-22T20:23:39.224543480</dc:date>
    <meta:editing-duration>P4DT10H34M9S</meta:editing-duration>
    <meta:editing-cycles>709</meta:editing-cycles>
    <meta:generator>LibreOffice/5.1.0.3$Linux_x86 LibreOffice_project/10m0$Build-3</meta:generator>
    <meta:document-statistic meta:table-count="7" meta:image-count="0" meta:object-count="0" meta:page-count="5" meta:paragraph-count="266" meta:word-count="728" meta:character-count="3257" meta:non-whitespace-character-count="2793"/>
  </office:meta>
</office:document-meta>
</file>